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3a3" officeooo:paragraph-rsid="001333a3"/>
    </style:style>
    <style:style style:name="P2" style:family="paragraph" style:parent-style-name="Standard">
      <style:text-properties officeooo:rsid="00151c75" officeooo:paragraph-rsid="00151c75"/>
    </style:style>
    <style:style style:name="P3" style:family="paragraph" style:parent-style-name="Standard">
      <style:text-properties officeooo:rsid="00178f2b" officeooo:paragraph-rsid="00178f2b"/>
    </style:style>
    <style:style style:name="P4" style:family="paragraph" style:parent-style-name="Standard">
      <style:text-properties officeooo:rsid="00178f2b" officeooo:paragraph-rsid="00235332"/>
    </style:style>
    <style:style style:name="P5" style:family="paragraph" style:parent-style-name="Standard">
      <style:text-properties officeooo:rsid="00178f2b" officeooo:paragraph-rsid="00250360"/>
    </style:style>
    <style:style style:name="P6" style:family="paragraph" style:parent-style-name="Standard">
      <style:text-properties officeooo:rsid="00178f2b" officeooo:paragraph-rsid="00257b4b"/>
    </style:style>
    <style:style style:name="P7" style:family="paragraph" style:parent-style-name="Standard">
      <style:text-properties officeooo:rsid="00178f2b" officeooo:paragraph-rsid="0026b7ac"/>
    </style:style>
    <style:style style:name="P8" style:family="paragraph" style:parent-style-name="Standard">
      <style:text-properties officeooo:rsid="00178f2b" officeooo:paragraph-rsid="002809db"/>
    </style:style>
    <style:style style:name="P9" style:family="paragraph" style:parent-style-name="Standard">
      <style:text-properties officeooo:rsid="00178f2b" officeooo:paragraph-rsid="002b3a11"/>
    </style:style>
    <style:style style:name="P10" style:family="paragraph" style:parent-style-name="Standard">
      <style:text-properties officeooo:rsid="00178f2b" officeooo:paragraph-rsid="002b8a4d"/>
    </style:style>
    <style:style style:name="P11" style:family="paragraph" style:parent-style-name="Standard">
      <style:text-properties officeooo:rsid="00178f2b" officeooo:paragraph-rsid="002dc650"/>
    </style:style>
    <style:style style:name="P12" style:family="paragraph" style:parent-style-name="Standard">
      <style:text-properties officeooo:rsid="00178f2b" officeooo:paragraph-rsid="002e14d3"/>
    </style:style>
    <style:style style:name="P13" style:family="paragraph" style:parent-style-name="Standard">
      <style:text-properties officeooo:rsid="00178f2b" officeooo:paragraph-rsid="002f70fc"/>
    </style:style>
    <style:style style:name="P14" style:family="paragraph" style:parent-style-name="Standard">
      <style:text-properties officeooo:rsid="00178f2b" officeooo:paragraph-rsid="00304da5"/>
    </style:style>
    <style:style style:name="P15" style:family="paragraph" style:parent-style-name="Standard">
      <style:text-properties officeooo:rsid="00178f2b" officeooo:paragraph-rsid="00312d25"/>
    </style:style>
    <style:style style:name="P16" style:family="paragraph" style:parent-style-name="Standard">
      <style:text-properties officeooo:rsid="00178f2b" officeooo:paragraph-rsid="0032a0be"/>
    </style:style>
    <style:style style:name="P17" style:family="paragraph" style:parent-style-name="Standard">
      <style:text-properties officeooo:rsid="00178f2b" officeooo:paragraph-rsid="00348235"/>
    </style:style>
    <style:style style:name="P18" style:family="paragraph" style:parent-style-name="Standard">
      <style:text-properties officeooo:rsid="00178f2b" officeooo:paragraph-rsid="003501c5"/>
    </style:style>
    <style:style style:name="P19" style:family="paragraph" style:parent-style-name="Standard">
      <style:text-properties officeooo:rsid="00178f2b" officeooo:paragraph-rsid="00352557"/>
    </style:style>
    <style:style style:name="P20" style:family="paragraph" style:parent-style-name="Standard">
      <style:text-properties officeooo:rsid="00178f2b" officeooo:paragraph-rsid="00353d02"/>
    </style:style>
    <style:style style:name="P21" style:family="paragraph" style:parent-style-name="Standard">
      <style:text-properties officeooo:rsid="00178f2b" officeooo:paragraph-rsid="0037fe8f"/>
    </style:style>
    <style:style style:name="P22" style:family="paragraph" style:parent-style-name="Standard">
      <style:text-properties officeooo:rsid="00178f2b" officeooo:paragraph-rsid="003a1cf2"/>
    </style:style>
    <style:style style:name="P23" style:family="paragraph" style:parent-style-name="Standard">
      <style:text-properties officeooo:rsid="00178f2b" officeooo:paragraph-rsid="003bd8fa"/>
    </style:style>
    <style:style style:name="P24" style:family="paragraph" style:parent-style-name="Standard">
      <style:text-properties officeooo:rsid="00178f2b" officeooo:paragraph-rsid="003be780"/>
    </style:style>
    <style:style style:name="P25" style:family="paragraph" style:parent-style-name="Standard">
      <style:text-properties officeooo:rsid="00178f2b" officeooo:paragraph-rsid="003c9e7e"/>
    </style:style>
    <style:style style:name="P26" style:family="paragraph" style:parent-style-name="Standard">
      <style:text-properties officeooo:rsid="00178f2b" officeooo:paragraph-rsid="003df3d3"/>
    </style:style>
    <style:style style:name="P27" style:family="paragraph" style:parent-style-name="Standard">
      <style:text-properties officeooo:rsid="00235332" officeooo:paragraph-rsid="00235332"/>
    </style:style>
    <style:style style:name="P28" style:family="paragraph" style:parent-style-name="Standard">
      <style:text-properties officeooo:rsid="00250360" officeooo:paragraph-rsid="00250360"/>
    </style:style>
    <style:style style:name="P29" style:family="paragraph" style:parent-style-name="Standard">
      <style:text-properties officeooo:rsid="0029fc97" officeooo:paragraph-rsid="0029fc97"/>
    </style:style>
    <style:style style:name="P30" style:family="paragraph" style:parent-style-name="Standard">
      <style:text-properties officeooo:rsid="002f70fc" officeooo:paragraph-rsid="002f70fc"/>
    </style:style>
    <style:style style:name="P31" style:family="paragraph" style:parent-style-name="Standard">
      <style:text-properties officeooo:rsid="002fc4bd" officeooo:paragraph-rsid="002fc4bd"/>
    </style:style>
    <style:style style:name="P32" style:family="paragraph" style:parent-style-name="Standard">
      <style:text-properties officeooo:rsid="002fc4bd" officeooo:paragraph-rsid="00304da5"/>
    </style:style>
    <style:style style:name="P33" style:family="paragraph" style:parent-style-name="Standard">
      <style:paragraph-properties fo:break-before="page"/>
      <style:text-properties officeooo:rsid="00178f2b" officeooo:paragraph-rsid="00235332"/>
    </style:style>
    <style:style style:name="P34" style:family="paragraph" style:parent-style-name="Standard">
      <style:paragraph-properties fo:break-before="page"/>
      <style:text-properties officeooo:rsid="00178f2b" officeooo:paragraph-rsid="00304da5"/>
    </style:style>
    <style:style style:name="P35" style:family="paragraph" style:parent-style-name="Standard">
      <style:paragraph-properties fo:break-before="page"/>
      <style:text-properties officeooo:rsid="00178f2b" officeooo:paragraph-rsid="00312d25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fc4bd" officeooo:paragraph-rsid="00304da5"/>
    </style:style>
    <style:style style:name="T1" style:family="text">
      <style:text-properties officeooo:rsid="0013a6dd"/>
    </style:style>
    <style:style style:name="T2" style:family="text">
      <style:text-properties officeooo:rsid="0015f5c4"/>
    </style:style>
    <style:style style:name="T3" style:family="text">
      <style:text-properties officeooo:rsid="0024d06f"/>
    </style:style>
    <style:style style:name="T4" style:family="text">
      <style:text-properties officeooo:rsid="0024e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---------------------------------------------------------------------------------------------</text:p>
      <text:p text:style-name="Standard">#include&lt;iostream&gt;</text:p>
      <text:p text:style-name="Standard">#include&lt;cstdlib&gt;</text:p>
      <text:p text:style-name="Standard">#include&lt;string&gt;</text:p>
      <text:p text:style-name="Standard">#include&lt;vector&gt;</text:p>
      <text:p text:style-name="Standard">#include&lt;numeric&gt;</text:p>
      <text:p text:style-name="Standard">#include&lt;sstream&gt;</text:p>
      <text:p text:style-name="Standard">#include&lt;cmath&gt;</text:p>
      <text:p text:style-name="Standard">int main(){</text:p>
      <text:p text:style-name="Standard"/>
      <text:p text:style-name="Standard"><text:s text:c="4"/>std::string normalStr, secretStr = "";</text:p>
      <text:p text:style-name="Standard"><text:s text:c="4"/>std::cout&lt;&lt; "Enter your string : ";</text:p>
      <text:p text:style-name="Standard"><text:s text:c="4"/>std::cin&gt;&gt;normalStr;</text:p>
      <text:p text:style-name="Standard"/>
      <text:p text:style-name="Standard"><text:s text:c="4"/>for(char x: normalStr)</text:p>
      <text:p text:style-name="Standard"><text:s text:c="8"/>secretStr+=std::to_string((int)x);</text:p>
      <text:p text:style-name="Standard"/>
      <text:p text:style-name="Standard"><text:s text:c="4"/>std::cout&lt;&lt;"Secret: "&lt;&lt;secretStr&lt;&lt;"\n";</text:p>
      <text:p text:style-name="Standard"><text:s text:c="4"/>normalStr = "";</text:p>
      <text:p text:style-name="Standard"/>
      <text:p text:style-name="Standard"><text:s text:c="4"/>for(int i = 0; i &lt; secretStr.length();i +=2){</text:p>
      <text:p text:style-name="Standard"><text:s text:c="8"/>std::string sCharCode="";</text:p>
      <text:p text:style-name="Standard"><text:s text:c="8"/>sCharCode+= secretStr[i];</text:p>
      <text:p text:style-name="Standard"><text:s text:c="8"/>sCharCode+= secretStr[i+1];</text:p>
      <text:p text:style-name="Standard"/>
      <text:p text:style-name="Standard"><text:s text:c="8"/>int nCharCode = std::stoi(sCharCode);</text:p>
      <text:p text:style-name="Standard"><text:s text:c="8"/>char chCharcode = nCharCode;</text:p>
      <text:p text:style-name="Standard"><text:s text:c="8"/>normalStr += chCharcode;</text:p>
      <text:p text:style-name="Standard"><text:s text:c="4"/>}</text:p>
      <text:p text:style-name="Standard"/>
      <text:p text:style-name="Standard"><text:s text:c="4"/>std::cout&lt;&lt;"Original: "&lt;&lt;normalStr&lt;&lt;"\n";</text:p>
      <text:p text:style-name="Standard"/>
      <text:p text:style-name="Standard"><text:s text:c="4"/>return 0;</text:p>
      <text:p text:style-name="Standard">}</text:p>
      <text:p text:style-name="P4">----------------------------------------------------------------------------------------------</text:p>
      <text:p text:style-name="P4">----------------------------------------------------------------------------------------------</text:p>
      <text:p text:style-name="Standard">int main (){</text:p>
      <text:p text:style-name="Standard"><text:s text:c="4"/>std::vector&lt;std::string&gt;strVec(10);</text:p>
      <text:p text:style-name="Standard"><text:s text:c="4"/>std::string str("this is a proof of a string");</text:p>
      <text:p text:style-name="Standard"><text:s text:c="4"/>strVec[0] = str;</text:p>
      <text:p text:style-name="Standard"/>
      <text:p text:style-name="Standard"><text:s text:c="4"/>std::cout&lt;&lt;str.front()&lt;&lt;" "&lt;&lt; str.back()&lt;&lt;"\n";</text:p>
      <text:p text:style-name="Standard"><text:s text:c="4"/>std::cout&lt;&lt; "length "&lt;&lt; str.length()&lt;&lt;"\n";</text:p>
      <text:p text:style-name="Standard"><text:s text:c="4"/>std::string str2(str);</text:p>
      <text:p text:style-name="Standard"/>
      <text:p text:style-name="Standard"><text:s text:c="4"/>strVec[1] = str2;</text:p>
      <text:p text:style-name="Standard"><text:s text:c="4"/>std::string str3(str,4);</text:p>
      <text:p text:style-name="Standard"><text:s text:c="4"/>strVec[2] = str3;</text:p>
      <text:p text:style-name="Standard"><text:s text:c="4"/>std::string str4(5,'*');</text:p>
      <text:p text:style-name="Standard"><text:soft-page-break/><text:s text:c="4"/>strVec[3] = str4;</text:p>
      <text:p text:style-name="Standard"><text:s text:c="4"/>strVec[4] = str.append(" || algo diferente para agregar|| ");</text:p>
      <text:p text:style-name="Standard"><text:s text:c="4"/>str+= "|| otro caso mas para agregar||";</text:p>
      <text:p text:style-name="Standard"><text:s text:c="4"/>strVec[5] = str;</text:p>
      <text:p text:style-name="Standard"><text:s text:c="4"/>str.erase(13,str.length()-1);</text:p>
      <text:p text:style-name="Standard"><text:s text:c="4"/>strVec[6] = str;</text:p>
      <text:p text:style-name="Standard"/>
      <text:p text:style-name="Standard"><text:s text:c="4"/>if(str.find("proof")!= std::string::npos)</text:p>
      <text:p text:style-name="Standard"><text:s text:c="8"/>std::cout&lt;&lt;"1st index "&lt;&lt;str.find("proof")&lt;&lt;"\n";</text:p>
      <text:p text:style-name="Standard"><text:s text:c="4"/>std::cout&lt;&lt; "substring"&lt;&lt;str.substr(7,8)&lt;&lt;"\n";</text:p>
      <text:p text:style-name="Standard"><text:s text:c="4"/>reverse(str.begin(),str.end());</text:p>
      <text:p text:style-name="Standard"><text:s text:c="4"/>std::cout&lt;&lt;" Reverse "&lt;&lt; str&lt;&lt;"\n";</text:p>
      <text:p text:style-name="Standard"/>
      <text:p text:style-name="Standard"><text:s text:c="4"/>transform(str2.begin(), str2.end(),str2.begin(),::toupper);</text:p>
      <text:p text:style-name="Standard"><text:s text:c="4"/>std::cout&lt;&lt;" Upper "&lt;&lt;str2&lt;&lt;"\n";</text:p>
      <text:p text:style-name="Standard"><text:s text:c="4"/>transform(str2.begin(), str2.end(),str2.begin(),::tolower);</text:p>
      <text:p text:style-name="Standard"><text:s text:c="4"/>std::cout&lt;&lt;" Lower "&lt;&lt;str2&lt;&lt;"\n";</text:p>
      <text:p text:style-name="Standard"><text:s text:c="4"/>char aChar = 'A';</text:p>
      <text:p text:style-name="Standard"><text:s text:c="4"/>int aInt = aChar;</text:p>
      <text:p text:style-name="Standard"><text:s text:c="4"/>std::cout&lt;&lt;"A code :"&lt;&lt;(int)'b'&lt;&lt;"\n";</text:p>
      <text:p text:style-name="Standard"><text:s text:c="4"/>std::string strNum = std::to_string(1+2);</text:p>
      <text:p text:style-name="Standard"><text:s text:c="4"/>std::cout&lt;&lt;"String "&lt;&lt;strNum&lt;&lt;"\n";</text:p>
      <text:p text:style-name="Standard"><text:s text:c="4"/>return 0;</text:p>
      <text:p text:style-name="Standard">}</text:p>
      <text:p text:style-name="P4">----------------------------------------------------------------------------------------------</text:p>
      <text:p text:style-name="Standard"/>
      <text:p text:style-name="P4">----------------------------------------------------------------------------------------------</text:p>
      <text:p text:style-name="Standard">std::vector&lt;int&gt; Range(int start, int max, int step);</text:p>
      <text:p text:style-name="Standard"/>
      <text:p text:style-name="Standard">int main()</text:p>
      <text:p text:style-name="Standard">{</text:p>
      <text:p text:style-name="Standard"><text:s text:c="4"/>srand(time(NULL));</text:p>
      <text:p text:style-name="Standard"><text:s text:c="4"/>int secretNumber = std::rand() % 20;</text:p>
      <text:p text:style-name="Standard"><text:s text:c="4"/>int myNumber = 0;</text:p>
      <text:p text:style-name="Standard"><text:s text:c="4"/>while(true){</text:p>
      <text:p text:style-name="Standard"><text:s text:c="8"/>std::cout&lt;&lt;"enter your number: ";</text:p>
      <text:p text:style-name="Standard"><text:s text:c="8"/>std::cin&gt;&gt; myNumber;</text:p>
      <text:p text:style-name="Standard"><text:s text:c="8"/>if(myNumber &gt; secretNumber) std::cout&lt;&lt;"Too big\n";</text:p>
      <text:p text:style-name="Standard"><text:s text:c="8"/>if(myNumber &lt; secretNumber) std::cout&lt;&lt;"Too small\n";</text:p>
      <text:p text:style-name="Standard"><text:s text:c="8"/>if(myNumber == secretNumber) break;</text:p>
      <text:p text:style-name="Standard"><text:s text:c="4"/>}</text:p>
      <text:p text:style-name="Standard"><text:s text:c="4"/>std::cout&lt;&lt;"You guessed it\n";</text:p>
      <text:p text:style-name="Standard"/>
      <text:p text:style-name="Standard"><text:s text:c="4"/>return 0;</text:p>
      <text:p text:style-name="Standard">}</text:p>
      <text:p text:style-name="Standard">std::vector&lt;int&gt; Range(int start, int max, int step){</text:p>
      <text:p text:style-name="Standard"><text:s text:c="4"/>int i = start;</text:p>
      <text:p text:style-name="Standard">}</text:p>
      <text:p text:style-name="P4">----------------------------------------------------------------------------------------------</text:p>
      <text:p text:style-name="Standard"><text:soft-page-break/></text:p>
      <text:p text:style-name="P4">----------------------------------------------------------------------------------------------</text:p>
      <text:p text:style-name="P1">C ++ tutorial 8: Recursion Algorithms &amp; Overloads Functions</text:p>
      <text:p text:style-name="P1">-<text:tab/><text:span text:style-name="T1">algorithm Bubblesort:</text:span></text:p>
      <text:p text:style-name="P1">std::vector&lt;int&gt; GenerateRandVec(int numOfNums,int min, int max);</text:p>
      <text:p text:style-name="P1">void BubbleSort(std::vector&lt;int&gt;&amp; theVec);</text:p>
      <text:p text:style-name="P1">int main(){</text:p>
      <text:p text:style-name="P1"><text:s text:c="4"/>std::vector&lt;int&gt; vecVals = GenerateRandVec(10,1,50);</text:p>
      <text:p text:style-name="P1"><text:s text:c="4"/>BubbleSort(vecVals);</text:p>
      <text:p text:style-name="P1"><text:s text:c="4"/>for(auto x: vecVals)</text:p>
      <text:p text:style-name="P1"><text:s text:c="8"/>std::cout&lt;&lt;x&lt;&lt;"\n";</text:p>
      <text:p text:style-name="P1"><text:s text:c="4"/>return 0;</text:p>
      <text:p text:style-name="P1">}</text:p>
      <text:p text:style-name="P1">std::vector&lt;int&gt; GenerateRandVec(int numOfNums, int min, int max){</text:p>
      <text:p text:style-name="P1"><text:s text:c="4"/>std::vector&lt;int&gt;vecValues;</text:p>
      <text:p text:style-name="P1"><text:s text:c="4"/>srand(time(NULL));</text:p>
      <text:p text:style-name="P1"><text:s text:c="4"/>int i = 0, randVal = 0;</text:p>
      <text:p text:style-name="P1"><text:s text:c="4"/>while(i&lt;numOfNums){</text:p>
      <text:p text:style-name="P1"><text:s text:c="8"/>randVal = min + std::rand()%((max+1)-min);</text:p>
      <text:p text:style-name="P1"><text:s text:c="8"/>vecValues.push_back(randVal);</text:p>
      <text:p text:style-name="P1"><text:s text:c="8"/>i++;</text:p>
      <text:p text:style-name="P1"><text:s text:c="4"/>}</text:p>
      <text:p text:style-name="P1"><text:s text:c="4"/>return vecValues;</text:p>
      <text:p text:style-name="P1">}</text:p>
      <text:p text:style-name="P1">void BubbleSort(std::vector&lt;int&gt;&amp; theVec){</text:p>
      <text:p text:style-name="P1"><text:s text:c="4"/>int i = theVec.size() -1;</text:p>
      <text:p text:style-name="P1"><text:s text:c="4"/>while(i&gt;=1){</text:p>
      <text:p text:style-name="P1"><text:s text:c="8"/>int j = 0;</text:p>
      <text:p text:style-name="P1"><text:s text:c="8"/>while(j&lt;i){</text:p>
      <text:p text:style-name="P1"><text:s text:c="12"/>printf("\nIs %d &gt; %d\n",theVec[j],theVec[j+1]);</text:p>
      <text:p text:style-name="P1"><text:s text:c="12"/>if(theVec[j]&gt;= theVec[j+1]){</text:p>
      <text:p text:style-name="P1"><text:s text:c="16"/>std::cout&lt;&lt;"Switch\n";</text:p>
      <text:p text:style-name="P1"><text:s text:c="16"/>int temp = theVec[j];</text:p>
      <text:p text:style-name="P1"><text:s text:c="16"/>theVec[j] = theVec[j+1];</text:p>
      <text:p text:style-name="P1"><text:s text:c="16"/>theVec[j+1] = temp;</text:p>
      <text:p text:style-name="P1"><text:s text:c="12"/>} else{</text:p>
      <text:p text:style-name="P1"><text:s text:c="16"/>std::cout&lt;&lt;"Don't Switch\n";</text:p>
      <text:p text:style-name="P1"><text:s text:c="12"/>}</text:p>
      <text:p text:style-name="P1"><text:s text:c="12"/>j+=1;</text:p>
      <text:p text:style-name="P1"/>
      <text:p text:style-name="P1"><text:s text:c="12"/>for(auto k: theVec){</text:p>
      <text:p text:style-name="P1"><text:s text:c="16"/>std::cout&lt;&lt;k&lt;&lt;", ";</text:p>
      <text:p text:style-name="P1"><text:s text:c="12"/>}</text:p>
      <text:p text:style-name="P1"><text:s text:c="8"/>}</text:p>
      <text:p text:style-name="P1"><text:s text:c="8"/>std::cout&lt;&lt;"\nEnd of Round\n";</text:p>
      <text:p text:style-name="P1"><text:s text:c="8"/>i-=1;</text:p>
      <text:p text:style-name="P1"><text:s text:c="4"/>}</text:p>
      <text:p text:style-name="P1">}</text:p>
      <text:p text:style-name="P4">----------------------------------------------------------------------------------------------</text:p>
      <text:p text:style-name="P4"><text:soft-page-break/></text:p>
      <text:p text:style-name="P4"/>
      <text:p text:style-name="P4">----------------------------------------------------------------------------------------------</text:p>
      <text:p text:style-name="P2">-<text:tab/>Factorial with recursion:</text:p>
      <text:p text:style-name="P2"/>
      <text:p text:style-name="P1">int Factorial(int number);</text:p>
      <text:p text:style-name="P1">int main(){</text:p>
      <text:p text:style-name="P1"><text:s text:c="4"/>std::cout&lt;&lt;"Ingresa tu numero: "&lt;&lt;"\n";</text:p>
      <text:p text:style-name="P1"><text:s text:c="4"/>int i = 0 ;</text:p>
      <text:p text:style-name="P1"><text:s text:c="4"/>std::cin&gt;&gt;i;</text:p>
      <text:p text:style-name="P1"><text:s text:c="4"/>std::cout&lt;&lt;"Factorial: "&lt;&lt; Factorial(i);</text:p>
      <text:p text:style-name="P1"><text:s text:c="4"/>return 0;</text:p>
      <text:p text:style-name="P1">}</text:p>
      <text:p text:style-name="P1"/>
      <text:p text:style-name="P1">int Factorial(int number){</text:p>
      <text:p text:style-name="P1"><text:s text:c="4"/>if(number==1){</text:p>
      <text:p text:style-name="P1"><text:s text:c="8"/>return 1;</text:p>
      <text:p text:style-name="P1"><text:s text:c="4"/>}else{</text:p>
      <text:p text:style-name="P1"><text:s text:c="8"/>int result = number*Factorial(number-1);</text:p>
      <text:p text:style-name="P1"><text:s text:c="8"/>return result;</text:p>
      <text:p text:style-name="P1"><text:s text:c="4"/>}</text:p>
      <text:p text:style-name="P1">}</text:p>
      <text:p text:style-name="P1">-<text:tab/><text:span text:style-name="T2">Fibonacci with recursion:</text:span></text:p>
      <text:p text:style-name="P1"/>
      <text:p text:style-name="P1"/>
      <text:p text:style-name="P1">int Fibo(int number);</text:p>
      <text:p text:style-name="P1"/>
      <text:p text:style-name="P1">int main(){</text:p>
      <text:p text:style-name="P1"><text:s text:c="4"/>int number;</text:p>
      <text:p text:style-name="P1"><text:s text:c="4"/>std::cout&lt;&lt;"Enter your number: ";</text:p>
      <text:p text:style-name="P1"><text:s text:c="4"/>std::cin&gt;&gt; number;</text:p>
      <text:p text:style-name="P1"><text:s text:c="4"/>printf("The index Fibo(%d) = %d ", number, Fibo(number));</text:p>
      <text:p text:style-name="P1"><text:s text:c="4"/>return 0;</text:p>
      <text:p text:style-name="P1"/>
      <text:p text:style-name="P1">}</text:p>
      <text:p text:style-name="P1"/>
      <text:p text:style-name="P1">int Fibo(int number){</text:p>
      <text:p text:style-name="P1"><text:s text:c="4"/>if(number &lt; 2){</text:p>
      <text:p text:style-name="P1"><text:s text:c="8"/>return 2;</text:p>
      <text:p text:style-name="P1"><text:s text:c="4"/>}else{</text:p>
      <text:p text:style-name="P1"><text:s text:c="8"/>return Fibo(number-1) + Fibo(number-2);</text:p>
      <text:p text:style-name="P1"><text:s text:c="4"/>}</text:p>
      <text:p text:style-name="P1">}</text:p>
      <text:p text:style-name="P4">----------------------------------------------------------------------------------------------</text:p>
      <text:p text:style-name="P33">----------------------------------------------------------------------------------------------</text:p>
      <text:p text:style-name="P3">-<text:tab/>Overload functions(using “switch”):</text:p>
      <text:p text:style-name="P3"/>
      <text:p text:style-name="P3">double Area(int radius);</text:p>
      <text:p text:style-name="P3">double Area(int heidth, int width);</text:p>
      <text:p text:style-name="P3"/>
      <text:p text:style-name="P3">int main(){</text:p>
      <text:p text:style-name="P3"><text:s text:c="4"/>std::cout&lt;&lt;"enter (c) to calculate area of a circle or (r) for a rectangle: <text:s/>";</text:p>
      <text:p text:style-name="P3"><text:s text:c="4"/>char Letter;</text:p>
      <text:p text:style-name="P3"><text:s text:c="4"/>std::cin&gt;&gt;Letter;</text:p>
      <text:p text:style-name="P3"><text:s text:c="4"/>switch(Letter){</text:p>
      <text:p text:style-name="P3"><text:s text:c="8"/>case 'c':</text:p>
      <text:p text:style-name="P3"><text:s text:c="12"/>std::cout&lt;&lt;"Enter radius: ";</text:p>
      <text:p text:style-name="P3"><text:s text:c="12"/>double radius;</text:p>
      <text:p text:style-name="P3"><text:s text:c="12"/>std::cin&gt;&gt;radius;</text:p>
      <text:p text:style-name="P3"><text:s text:c="12"/>std::cout&lt;&lt;"Area circle: "&lt;&lt; Area(radius);</text:p>
      <text:p text:style-name="P3"><text:s text:c="12"/>break;</text:p>
      <text:p text:style-name="P3"><text:s text:c="8"/>case 'r':</text:p>
      <text:p text:style-name="P3"><text:s text:c="12"/>double heidth, width;</text:p>
      <text:p text:style-name="P3"><text:s text:c="12"/>std::cout&lt;&lt;"Enter heidth: ";</text:p>
      <text:p text:style-name="P3"><text:s text:c="12"/>std::cin&gt;&gt;heidth;</text:p>
      <text:p text:style-name="P3"><text:s text:c="12"/>std::cout&lt;&lt;"Enter width: ";</text:p>
      <text:p text:style-name="P3"><text:s text:c="12"/>std::cin&gt;&gt;width;</text:p>
      <text:p text:style-name="P3"><text:s text:c="12"/>std::cout&lt;&lt;"Area Rectangle: "&lt;&lt;Area(heidth, width);</text:p>
      <text:p text:style-name="P3"><text:s text:c="12"/>break;</text:p>
      <text:p text:style-name="P3"><text:s text:c="8"/>default: std::cout&lt;&lt;"Please enter 'c' or 'r'";</text:p>
      <text:p text:style-name="P3"><text:s text:c="4"/>}</text:p>
      <text:p text:style-name="P3"><text:s text:c="4"/>return 0;</text:p>
      <text:p text:style-name="P3">}</text:p>
      <text:p text:style-name="P3"/>
      <text:p text:style-name="P3"/>
      <text:p text:style-name="P3">double Area(int radius){</text:p>
      <text:p text:style-name="P3"><text:s text:c="4"/>return 3.1415 *(std::pow(radius, 2));</text:p>
      <text:p text:style-name="P3">}</text:p>
      <text:p text:style-name="P3">double Area(int heidth, int width){</text:p>
      <text:p text:style-name="P3"><text:s text:c="4"/>return heidth*width;</text:p>
      <text:p text:style-name="P3">}</text:p>
      <text:p text:style-name="P4">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----------------------------------------------------------------------------------------------</text:p>
      <text:p text:style-name="P27">function Lambda: </text:p>
      <text:p text:style-name="P27"/>
      <text:p text:style-name="P3">std::vector&lt;int&gt; GenerateRandeVec(int numOfNums, int min, int max);</text:p>
      <text:p text:style-name="P3"/>
      <text:p text:style-name="P3">int main(){</text:p>
      <text:p text:style-name="P3"><text:s text:c="4"/>std::vector&lt;int&gt; vecVals = GenerateRandeVec(10,1,50);</text:p>
      <text:p text:style-name="P3"><text:s text:c="4"/>for(auto x: vecVals)</text:p>
      <text:p text:style-name="P3"><text:s text:c="8"/>std::cout&lt;&lt;x&lt;&lt;"\n";</text:p>
      <text:p text:style-name="P3"><text:s text:c="4"/>std::cout&lt;&lt;" "&lt;&lt;"\n\n";</text:p>
      <text:p text:style-name="P3"><text:s text:c="4"/>std::sort(vecVals.begin(), vecVals.end(), [](int x, int y){return x&lt;y;});</text:p>
      <text:p text:style-name="P3"><text:s text:c="4"/>for(auto x: vecVals)</text:p>
      <text:p text:style-name="P3"><text:s text:c="8"/>std::cout&lt;&lt;x&lt;&lt;"\n";</text:p>
      <text:p text:style-name="P3"><text:s text:c="4"/>return 0;</text:p>
      <text:p text:style-name="P3">}</text:p>
      <text:p text:style-name="P3"/>
      <text:p text:style-name="P3">std::vector&lt;int&gt; GenerateRandeVec(int numOfNums, int min, int max){</text:p>
      <text:p text:style-name="P3"><text:s text:c="4"/>std::vector&lt;int&gt; vecValues;</text:p>
      <text:p text:style-name="P3"><text:s text:c="4"/>srand(time(NULL));</text:p>
      <text:p text:style-name="P3"><text:s text:c="4"/>int i = 0, randVal = 0;</text:p>
      <text:p text:style-name="P3"><text:s text:c="4"/>while(i &lt; numOfNums){</text:p>
      <text:p text:style-name="P3"><text:s text:c="8"/>randVal = min + std::rand()%((max + 1) -min);</text:p>
      <text:p text:style-name="P3"><text:s text:c="8"/>vecValues.push_back(randVal);</text:p>
      <text:p text:style-name="P3"><text:s text:c="8"/>i++;</text:p>
      <text:p text:style-name="P3"><text:s text:c="4"/>}</text:p>
      <text:p text:style-name="P3"><text:s text:c="4"/>return vecValues;</text:p>
      <text:p text:style-name="P3">}</text:p>
      <text:p text:style-name="P3">----------------------------------------------------------------------------------------------</text:p>
      <text:p text:style-name="P3">std::vector&lt;int&gt; GenerateRandeVec(int numOfNums, int min, int max);</text:p>
      <text:p text:style-name="P3"/>
      <text:p text:style-name="P3">int main(){</text:p>
      <text:p text:style-name="P3"><text:s text:c="4"/>//std::vector&lt;int&gt; vecVals = GenerateRandeVec(10,1,50);</text:p>
      <text:p text:style-name="P3"><text:s text:c="4"/>//for(auto x: vecVals)</text:p>
      <text:p text:style-name="P3"><text:s text:c="4"/>// <text:s text:c="3"/>std::cout&lt;&lt;x&lt;&lt;"\n";</text:p>
      <text:p text:style-name="P3"><text:s text:c="4"/>//std::cout&lt;&lt;" "&lt;&lt;"\n\n";</text:p>
      <text:p text:style-name="P3"><text:s text:c="4"/>std::vector&lt;int&gt; evenVecVals;</text:p>
      <text:p text:style-name="P3"><text:s text:c="4"/>std::copy_if(vecVals.begin(),vecVals.end(),std::back_inserter(evenVecVals),[](int x){return (x % 2)==<text:span text:style-name="T3">0</text:span>;});<text:tab/><text:tab/>//<text:span text:style-name="T3">using the function “copy_if” to select only “even values”</text:span></text:p>
      <text:p text:style-name="P3"><text:s text:c="4"/>for(auto x: evenVecVals)</text:p>
      <text:p text:style-name="P3"><text:s text:c="8"/>std::cout&lt;&lt;x&lt;&lt;"\n";</text:p>
      <text:p text:style-name="P3">--------------------------</text:p>
      <text:p text:style-name="P3"><text:s text:c="4"/>std::for_each(vecVals.begin(), vecVals.end(),</text:p>
      <text:p text:style-name="P3"><text:s text:c="8"/>[&amp;](int x){sum += x;});<text:tab/><text:tab/><text:tab/>//</text:p>
      <text:p text:style-name="P3"><text:s text:c="4"/>std::cout&lt;&lt; "Sum: " &lt;&lt;sum&lt;&lt;"\n";<text:tab/>//<text:span text:style-name="T4">using a sum of all elements </text:span></text:p>
      <text:p text:style-name="P3">-------------------------</text:p>
      <text:p text:style-name="P3"><text:s text:c="4"/>return 0;</text:p>
      <text:p text:style-name="P3">}</text:p>
      <text:p text:style-name="P3"/>
      <text:p text:style-name="P3">std::vector&lt;int&gt; GenerateRandeVec(int numOfNums, int min, int max){</text:p>
      <text:p text:style-name="P3"><text:soft-page-break/><text:s text:c="4"/>std::vector&lt;int&gt; vecValues;</text:p>
      <text:p text:style-name="P3"><text:s text:c="4"/>srand(time(NULL));</text:p>
      <text:p text:style-name="P3"><text:s text:c="4"/>int i = 0, randVal = 0;</text:p>
      <text:p text:style-name="P3"><text:s text:c="4"/>while(i &lt; numOfNums){</text:p>
      <text:p text:style-name="P3"><text:s text:c="8"/>randVal = min + std::rand()%((max + 1) -min);</text:p>
      <text:p text:style-name="P3"><text:s text:c="8"/>vecValues.push_back(randVal);</text:p>
      <text:p text:style-name="P3"><text:s text:c="8"/>i++;</text:p>
      <text:p text:style-name="P3"><text:s text:c="4"/>}</text:p>
      <text:p text:style-name="P3"><text:s text:c="4"/>return vecValues;</text:p>
      <text:p text:style-name="P3">}</text:p>
      <text:p text:style-name="P5">----------------------------------------------------------------------------------------------</text:p>
      <text:p text:style-name="P28">//to create double values of the random vector.</text:p>
      <text:p text:style-name="P5">std::vector&lt;int&gt; GenerateRandeVec(int numOfNums, int min, int max);</text:p>
      <text:p text:style-name="P5"/>
      <text:p text:style-name="P5">int main(){</text:p>
      <text:p text:style-name="P5"><text:s text:c="4"/>std::vector&lt;int&gt; vecVals = GenerateRandeVec(10,1,50);</text:p>
      <text:p text:style-name="P5"><text:s text:c="4"/>int divisor;</text:p>
      <text:p text:style-name="P5"><text:s text:c="4"/>std::vector&lt;int&gt; doubleVector;</text:p>
      <text:p text:style-name="P5"><text:s text:c="4"/>std::for_each(vecVals.begin(),vecVals.end(),[&amp;](int x){doubleVector.push_back(x * 2) ;});</text:p>
      <text:p text:style-name="P5"><text:s text:c="4"/>for(auto val: doubleVector)</text:p>
      <text:p text:style-name="P5"><text:s text:c="8"/>std::cout&lt;&lt;val&lt;&lt;"\n";</text:p>
      <text:p text:style-name="P5"/>
      <text:p text:style-name="P5"><text:s text:c="4"/>return 0;</text:p>
      <text:p text:style-name="P5">}</text:p>
      <text:p text:style-name="P5"/>
      <text:p text:style-name="P5">std::vector&lt;int&gt; GenerateRandeVec(int numOfNums, int min, int max){</text:p>
      <text:p text:style-name="P5"><text:s text:c="4"/>std::vector&lt;int&gt; vecValues;</text:p>
      <text:p text:style-name="P5"><text:s text:c="4"/>srand(time(NULL));</text:p>
      <text:p text:style-name="P5"><text:s text:c="4"/>int i = 0, randVal = 0;</text:p>
      <text:p text:style-name="P5"><text:s text:c="4"/>while(i &lt; numOfNums){</text:p>
      <text:p text:style-name="P5"><text:s text:c="8"/>randVal = min + std::rand()%((max + 1) -min);</text:p>
      <text:p text:style-name="P5"><text:s text:c="8"/>vecValues.push_back(randVal);</text:p>
      <text:p text:style-name="P5"><text:s text:c="8"/>i++;</text:p>
      <text:p text:style-name="P5"><text:s text:c="4"/>}</text:p>
      <text:p text:style-name="P5"><text:s text:c="4"/>return vecValues;</text:p>
      <text:p text:style-name="P5">}</text:p>
      <text:p text:style-name="P5">----------------------------------------------------------------------------------------------</text:p>
      <text:p text:style-name="P5"/>
      <text:p text:style-name="P5"/>
      <text:p text:style-name="P5">std::vector&lt;int&gt; GenerateRandeVec(int numOfNums, int min, int max);</text:p>
      <text:p text:style-name="P5"/>
      <text:p text:style-name="P5">int main(){</text:p>
      <text:p text:style-name="P5"><text:s text:c="4"/>std::vector&lt;int&gt; vecVals = GenerateRandeVec(10,1,50);</text:p>
      <text:p text:style-name="P5"><text:s text:c="4"/>std::vector&lt;int&gt; vec1 = {1,2,3,4,5,6};</text:p>
      <text:p text:style-name="P5"><text:s text:c="4"/>std::vector&lt;int&gt; vec2 = {1,2,3,4,5,6};</text:p>
      <text:p text:style-name="P5"><text:s text:c="4"/>std::vector&lt;int&gt; vec3(6);</text:p>
      <text:p text:style-name="P5"><text:s text:c="4"/>transform(vec1.begin(),vec1.end(),vec2.begin(),vec3.begin(),</text:p>
      <text:p text:style-name="P5"><text:s text:c="8"/>[](int x, int y){return x * y;});</text:p>
      <text:p text:style-name="P5"><text:s text:c="4"/>for(auto val: vec3)</text:p>
      <text:p text:style-name="P5"><text:soft-page-break/><text:s text:c="8"/>std::cout&lt;&lt; val&lt;&lt;"\n";</text:p>
      <text:p text:style-name="P5"/>
      <text:p text:style-name="P5"><text:s text:c="4"/>return 0;</text:p>
      <text:p text:style-name="P5">}</text:p>
      <text:p text:style-name="P5"/>
      <text:p text:style-name="P5">std::vector&lt;int&gt; GenerateRandeVec(int numOfNums, int min, int max){</text:p>
      <text:p text:style-name="P5"><text:s text:c="4"/>std::vector&lt;int&gt; vecValues;</text:p>
      <text:p text:style-name="P5"><text:s text:c="4"/>srand(time(NULL));</text:p>
      <text:p text:style-name="P5"><text:s text:c="4"/>int i = 0, randVal = 0;</text:p>
      <text:p text:style-name="P5"><text:s text:c="4"/>while(i &lt; numOfNums){</text:p>
      <text:p text:style-name="P5"><text:s text:c="8"/>randVal = min + std::rand()%((max + 1) -min);</text:p>
      <text:p text:style-name="P5"><text:s text:c="8"/>vecValues.push_back(randVal);</text:p>
      <text:p text:style-name="P5"><text:s text:c="8"/>i++;</text:p>
      <text:p text:style-name="P5"><text:s text:c="4"/>}</text:p>
      <text:p text:style-name="P5"><text:s text:c="4"/>return vecValues;</text:p>
      <text:p text:style-name="P5">}</text:p>
      <text:p text:style-name="P5"/>
      <text:p text:style-name="P6">----------------------------------------------------------------------------------------------</text:p>
      <text:p text:style-name="P6"/>
      <text:p text:style-name="P6"/>
      <text:p text:style-name="P6">int main(){</text:p>
      <text:p text:style-name="P6"><text:s text:c="4"/>std::vector&lt;int&gt; vecVals = GenerateRandeVec(10,1,50);</text:p>
      <text:p text:style-name="P6"><text:s text:c="4"/>int age = 39;</text:p>
      <text:p text:style-name="P6"><text:s text:c="4"/>bool canIVote = (age &gt;= 18)? true: false;</text:p>
      <text:p text:style-name="P6"><text:s text:c="4"/>std::cout.setf(std::ios::boolalpha);</text:p>
      <text:p text:style-name="P6"><text:s text:c="4"/>std::cout&lt;&lt; "Can i vote :"&lt;&lt;canIVote&lt;&lt;"\n";</text:p>
      <text:p text:style-name="P6"><text:s text:c="4"/>return 0;</text:p>
      <text:p text:style-name="P6">}</text:p>
      <text:p text:style-name="P6">----------------------------------------------------------------------------------------------</text:p>
      <text:p text:style-name="P6"/>
      <text:p text:style-name="P6">std::vector&lt;int&gt; GenerateRandeVec(int numOfNums, int min, int max);</text:p>
      <text:p text:style-name="P6">int main(){</text:p>
      <text:p text:style-name="P6"><text:s text:c="4"/>std::vector&lt;int&gt; vecVals = GenerateRandeVec(10,1,50);</text:p>
      <text:p text:style-name="P6"><text:s text:c="4"/>std::function&lt;int(int)&gt; Fib = [&amp;Fib](int n){return n &lt; 2? n: Fib(n-1) + Fib(n-2);};</text:p>
      <text:p text:style-name="P6"><text:s text:c="4"/>std::cout&lt;&lt;"Fib :"&lt;&lt;Fib(4);</text:p>
      <text:p text:style-name="P6"><text:s text:c="4"/>return 0;</text:p>
      <text:p text:style-name="P6">}</text:p>
      <text:p text:style-name="P6">std::vector&lt;int&gt; GenerateRandeVec(int numOfNums, int min, int max){</text:p>
      <text:p text:style-name="P6"><text:s text:c="4"/>std::vector&lt;int&gt; vecValues;</text:p>
      <text:p text:style-name="P6"><text:s text:c="4"/>srand(time(NULL));</text:p>
      <text:p text:style-name="P6"><text:s text:c="4"/>int i = 0, randVal = 0;</text:p>
      <text:p text:style-name="P6"><text:s text:c="4"/>while(i &lt; numOfNums){</text:p>
      <text:p text:style-name="P6"><text:s text:c="8"/>randVal = min + std::rand()%((max + 1) -min);</text:p>
      <text:p text:style-name="P6"><text:s text:c="8"/>vecValues.push_back(randVal);</text:p>
      <text:p text:style-name="P6"><text:s text:c="8"/>i++;</text:p>
      <text:p text:style-name="P6"><text:s text:c="4"/>}</text:p>
      <text:p text:style-name="P6"><text:s text:c="4"/>return vecValues;</text:p>
      <text:p text:style-name="P6">}</text:p>
      <text:p text:style-name="P7">----------------------------------------------------------------------------------------------</text:p>
      <text:p text:style-name="P7"><text:soft-page-break/></text:p>
      <text:p text:style-name="P7"/>
      <text:p text:style-name="P7">std::vector&lt;int&gt; GenerateFibList(int maxNums);</text:p>
      <text:p text:style-name="P7">int main(){</text:p>
      <text:p text:style-name="P7"><text:s text:c="4"/>std::vector&lt;int&gt; listOfFibs = GenerateFibList(10);</text:p>
      <text:p text:style-name="P7"><text:s text:c="4"/>for(auto val: listOfFibs)</text:p>
      <text:p text:style-name="P7"><text:s text:c="8"/>std::cout&lt;&lt;"Fib :"&lt;&lt;val&lt;&lt;"\n";</text:p>
      <text:p text:style-name="P7"><text:s text:c="4"/>return 0;</text:p>
      <text:p text:style-name="P7">}</text:p>
      <text:p text:style-name="P7"/>
      <text:p text:style-name="P7">std::vector&lt;int&gt; GenerateFibList(int maxNums){</text:p>
      <text:p text:style-name="P7"><text:s text:c="4"/>std::vector&lt;int&gt; listOfFibs;</text:p>
      <text:p text:style-name="P7"><text:s text:c="4"/>std::function&lt;int(int)&gt; Fib = [&amp;Fib](int n){return n &lt; 2?</text:p>
      <text:p text:style-name="P7"><text:s text:c="8"/>n: Fib(n-1) + Fib(n-2);};</text:p>
      <text:p text:style-name="P7"><text:s text:c="4"/>while(i &lt; maxNums){</text:p>
      <text:p text:style-name="P7"><text:s text:c="8"/>listOfFibs.push_back(Fib(i));</text:p>
      <text:p text:style-name="P7"><text:s text:c="8"/>i++;</text:p>
      <text:p text:style-name="P7"><text:s text:c="4"/>}</text:p>
      <text:p text:style-name="P7"><text:s text:c="4"/>return listOfFibs;</text:p>
      <text:p text:style-name="P7">}</text:p>
      <text:p text:style-name="P8">----------------------------------------------------------------------------------------------</text:p>
      <text:p text:style-name="P8"/>
      <text:p text:style-name="P29">c ++ tutorial 10: object oriented programming: </text:p>
      <text:p text:style-name="P29"/>
      <text:p text:style-name="P29">#include &lt;iostream&gt;</text:p>
      <text:p text:style-name="P29">#include&lt;string&gt;</text:p>
      <text:p text:style-name="P29">#include&lt;vector&gt;</text:p>
      <text:p text:style-name="P29">#include&lt;ctime&gt;</text:p>
      <text:p text:style-name="P29">#include&lt;numeric&gt;</text:p>
      <text:p text:style-name="P29">#include&lt;math.h&gt;</text:p>
      <text:p text:style-name="P29"/>
      <text:p text:style-name="P29">class Laptop{</text:p>
      <text:p text:style-name="P29"><text:s text:c="4"/>private:</text:p>
      <text:p text:style-name="P29"><text:s text:c="8"/>std::string name;</text:p>
      <text:p text:style-name="P29"><text:s text:c="8"/>double height;</text:p>
      <text:p text:style-name="P29"><text:s text:c="8"/>double weight;</text:p>
      <text:p text:style-name="P29"/>
      <text:p text:style-name="P29"><text:s text:c="8"/>static int numOflaptops;</text:p>
      <text:p text:style-name="P29"><text:s text:c="4"/>public:</text:p>
      <text:p text:style-name="P29"><text:s text:c="8"/>std::string GetName(){return name;}</text:p>
      <text:p text:style-name="P29"><text:s text:c="8"/>void SetName(std::string name){this-&gt; name = name;}</text:p>
      <text:p text:style-name="P29"><text:s text:c="8"/>double GetHeight(){return height;}</text:p>
      <text:p text:style-name="P29"><text:s text:c="8"/>void SetHeight(double height){this-&gt; height = height;}</text:p>
      <text:p text:style-name="P29"><text:s text:c="8"/>double GetWeight(){return weight;}</text:p>
      <text:p text:style-name="P29"><text:s text:c="8"/>void SetWeight(double weight){this -&gt; weight = weight;}</text:p>
      <text:p text:style-name="P29"/>
      <text:p text:style-name="P29"><text:s text:c="8"/>void SetAll(std::string, double, double);</text:p>
      <text:p text:style-name="P29"><text:s text:c="8"/>Laptop(std::string, double, double);</text:p>
      <text:p text:style-name="P29"><text:s text:c="8"/>Laptop();</text:p>
      <text:p text:style-name="P29"><text:soft-page-break/><text:s text:c="8"/>~Laptop();</text:p>
      <text:p text:style-name="P29"><text:s text:c="8"/>static int GetNumOfLaptops(){return numOflaptops;}</text:p>
      <text:p text:style-name="P29"><text:s text:c="8"/>void ToString();</text:p>
      <text:p text:style-name="P29">};</text:p>
      <text:p text:style-name="P29">int Laptop::numOflaptops = 0;</text:p>
      <text:p text:style-name="P29">void Laptop::SetAll(std::string name, double height, double weight){</text:p>
      <text:p text:style-name="P29"><text:s text:c="4"/>this -&gt; name = name;</text:p>
      <text:p text:style-name="P29"><text:s text:c="4"/>this -&gt; height = height;</text:p>
      <text:p text:style-name="P29"><text:s text:c="4"/>this -&gt; weight = weight;</text:p>
      <text:p text:style-name="P29"><text:s text:c="4"/>Laptop::numOflaptops++;</text:p>
      <text:p text:style-name="P29">}</text:p>
      <text:p text:style-name="P29">Laptop::Laptop(std::string name, double height, double weight){</text:p>
      <text:p text:style-name="P29"><text:s text:c="4"/>this -&gt; name = name;</text:p>
      <text:p text:style-name="P29"><text:s text:c="4"/>this -&gt; height = height;</text:p>
      <text:p text:style-name="P29"><text:s text:c="4"/>this -&gt; weight = weight;</text:p>
      <text:p text:style-name="P29"><text:s text:c="4"/>Laptop::numOflaptops++;</text:p>
      <text:p text:style-name="P29">}</text:p>
      <text:p text:style-name="P29"/>
      <text:p text:style-name="P29">Laptop::Laptop(){</text:p>
      <text:p text:style-name="P29"><text:s text:c="4"/>this -&gt; name = name;</text:p>
      <text:p text:style-name="P29"><text:s text:c="4"/>this -&gt; height = height;</text:p>
      <text:p text:style-name="P29"><text:s text:c="4"/>this -&gt; weight = weight;</text:p>
      <text:p text:style-name="P29"><text:s text:c="4"/>Laptop::numOflaptops++;</text:p>
      <text:p text:style-name="P29">}</text:p>
      <text:p text:style-name="P29"/>
      <text:p text:style-name="P29">Laptop::~Laptop(){</text:p>
      <text:p text:style-name="P29"><text:s text:c="4"/>std::cout&lt;&lt;"\nLaptop "&lt;&lt; this-&gt; name&lt;&lt;" Destroyed ";</text:p>
      <text:p text:style-name="P29">}</text:p>
      <text:p text:style-name="P29"/>
      <text:p text:style-name="P29">void Laptop::ToString(){</text:p>
      <text:p text:style-name="P29"><text:s text:c="4"/>std::cout&lt;&lt;this-&gt;name&lt;&lt;"Name is: "&lt;&lt;this-&gt; height&lt;&lt; "\ncms tall and: "&lt;&lt;</text:p>
      <text:p text:style-name="P29"><text:s text:c="4"/>this-&gt; weight&lt;&lt;"\nKgs in weight: ";</text:p>
      <text:p text:style-name="P29">}</text:p>
      <text:p text:style-name="P29">int main(){</text:p>
      <text:p text:style-name="P29"><text:s text:c="4"/>Laptop toshiba;</text:p>
      <text:p text:style-name="P29"><text:s text:c="4"/>toshiba.ToString();</text:p>
      <text:p text:style-name="P29"><text:s text:c="4"/>toshiba.SetHeight(80);</text:p>
      <text:p text:style-name="P29"><text:s text:c="4"/>toshiba.SetWeight(3);</text:p>
      <text:p text:style-name="P29"><text:s text:c="4"/>toshiba.SetName("LPX 1298");</text:p>
      <text:p text:style-name="P29"><text:s text:c="4"/>toshiba.ToString();</text:p>
      <text:p text:style-name="P29"><text:s text:c="4"/>Laptop Asus("JSH 328",20, 3);</text:p>
      <text:p text:style-name="P29"><text:s text:c="4"/>Asus.ToString();</text:p>
      <text:p text:style-name="P29"><text:s text:c="4"/>return 0;</text:p>
      <text:p text:style-name="P29">}</text:p>
      <text:p text:style-name="P9">----------------------------------------------------------------------------------------------</text:p>
      <text:p text:style-name="P9"/>
      <text:p text:style-name="P9"/>
      <text:p text:style-name="P9"/>
      <text:p text:style-name="P9"/>
      <text:p text:style-name="P10"><text:soft-page-break/>----------------------------------------------------------------------------------------------</text:p>
      <text:p text:style-name="P9">#include &lt;iostream&gt;</text:p>
      <text:p text:style-name="P9">#include&lt;string&gt;</text:p>
      <text:p text:style-name="P9">#include&lt;vector&gt;</text:p>
      <text:p text:style-name="P9">#include&lt;ctime&gt;</text:p>
      <text:p text:style-name="P9">#include&lt;numeric&gt;</text:p>
      <text:p text:style-name="P9">#include&lt;math.h&gt;</text:p>
      <text:p text:style-name="P9">class Laptop{</text:p>
      <text:p text:style-name="P9"><text:s text:c="4"/>private:</text:p>
      <text:p text:style-name="P9"><text:s text:c="8"/>std::string name;</text:p>
      <text:p text:style-name="P9"><text:s text:c="8"/>double height;</text:p>
      <text:p text:style-name="P9"><text:s text:c="8"/>double weight;</text:p>
      <text:p text:style-name="P9"><text:s text:c="8"/>static int numOflaptops;</text:p>
      <text:p text:style-name="P9"><text:s text:c="4"/>public:</text:p>
      <text:p text:style-name="P9"><text:s text:c="8"/>std::string GetName(){return name;}</text:p>
      <text:p text:style-name="P9"><text:s text:c="8"/>void SetName(std::string name){this-&gt; name = name;}</text:p>
      <text:p text:style-name="P9"><text:s text:c="8"/>double GetHeight(){return height;}</text:p>
      <text:p text:style-name="P9"><text:s text:c="8"/>void SetHeight(double height){this-&gt; height = height;}</text:p>
      <text:p text:style-name="P9"><text:s text:c="8"/>double GetWeight(){return weight;}</text:p>
      <text:p text:style-name="P9"><text:s text:c="8"/>void SetWeight(double weight){this -&gt; weight = weight;}</text:p>
      <text:p text:style-name="P9"><text:s text:c="8"/>void SetAll(std::string, double, double);</text:p>
      <text:p text:style-name="P9"><text:s text:c="8"/>Laptop(std::string, double, double);</text:p>
      <text:p text:style-name="P9"><text:s text:c="8"/>Laptop();</text:p>
      <text:p text:style-name="P9"><text:s text:c="8"/>~Laptop();</text:p>
      <text:p text:style-name="P9"><text:s text:c="8"/>static int GetNumOfLaptops(){return numOflaptops;}</text:p>
      <text:p text:style-name="P9"><text:s text:c="8"/>void ToString();</text:p>
      <text:p text:style-name="P9">};</text:p>
      <text:p text:style-name="P9">int Laptop::numOflaptops = 0;</text:p>
      <text:p text:style-name="P9">void Laptop::SetAll(std::string name, double height, double weight){</text:p>
      <text:p text:style-name="P9"><text:s text:c="4"/>this -&gt; name = name;</text:p>
      <text:p text:style-name="P9"><text:s text:c="4"/>this -&gt; height = height;</text:p>
      <text:p text:style-name="P9"><text:s text:c="4"/>this -&gt; weight = weight;</text:p>
      <text:p text:style-name="P9"><text:s text:c="4"/>Laptop::numOflaptops++;</text:p>
      <text:p text:style-name="P9">}</text:p>
      <text:p text:style-name="P9">Laptop::Laptop(std::string name, double height, double weight){</text:p>
      <text:p text:style-name="P9"><text:s text:c="4"/>this -&gt; name = name;</text:p>
      <text:p text:style-name="P9"><text:s text:c="4"/>this -&gt; height = height;</text:p>
      <text:p text:style-name="P9"><text:s text:c="4"/>this -&gt; weight = weight;</text:p>
      <text:p text:style-name="P9"><text:s text:c="4"/>Laptop::numOflaptops++;</text:p>
      <text:p text:style-name="P9">}</text:p>
      <text:p text:style-name="P9">Laptop::Laptop(){</text:p>
      <text:p text:style-name="P9"><text:s text:c="4"/>this -&gt; name = name;</text:p>
      <text:p text:style-name="P9"><text:s text:c="4"/>this -&gt; height = height;</text:p>
      <text:p text:style-name="P9"><text:s text:c="4"/>this -&gt; weight = weight;</text:p>
      <text:p text:style-name="P9"><text:s text:c="4"/>Laptop::numOflaptops++;</text:p>
      <text:p text:style-name="P9">}</text:p>
      <text:p text:style-name="P9">Laptop::~Laptop(){</text:p>
      <text:p text:style-name="P9"><text:s text:c="4"/>std::cout&lt;&lt;"\nLaptop "&lt;&lt; this-&gt; name&lt;&lt;" Destroyed ";</text:p>
      <text:p text:style-name="P9">}</text:p>
      <text:p text:style-name="P9"><text:soft-page-break/>void Laptop::ToString(){</text:p>
      <text:p text:style-name="P9"><text:s text:c="4"/>std::cout&lt;&lt;this-&gt;name&lt;&lt;"Name is: "&lt;&lt;this-&gt; height&lt;&lt; "\ncms tall and: "&lt;&lt;</text:p>
      <text:p text:style-name="P9"><text:s text:c="4"/>this-&gt; weight&lt;&lt;"\nKgs in weight: ";</text:p>
      <text:p text:style-name="P9">}</text:p>
      <text:p text:style-name="P9">class Tablet: public Laptop{</text:p>
      <text:p text:style-name="P9">private:</text:p>
      <text:p text:style-name="P9"><text:s text:c="4"/>std::string color = "green";</text:p>
      <text:p text:style-name="P9">public:</text:p>
      <text:p text:style-name="P9"><text:s text:c="4"/>void MakeSound(){</text:p>
      <text:p text:style-name="P9"><text:s text:c="8"/>std::cout&lt;&lt;"The Tablet: "&lt;&lt;this-&gt;GetName()&lt;&lt;" is color: "&lt;&lt;</text:p>
      <text:p text:style-name="P9"><text:s text:c="8"/>this-&gt;color&lt;&lt;"\n";</text:p>
      <text:p text:style-name="P9"><text:s text:c="4"/>}</text:p>
      <text:p text:style-name="P9"><text:s text:c="4"/>Tablet(std::string, double, double, std::string);</text:p>
      <text:p text:style-name="P9"><text:s text:c="4"/>Tablet():Laptop(){};</text:p>
      <text:p text:style-name="P9"><text:s text:c="4"/>void ToString();</text:p>
      <text:p text:style-name="P9">};</text:p>
      <text:p text:style-name="P9">Tablet::Tablet(std::string name, double height,</text:p>
      <text:p text:style-name="P9"><text:s text:c="8"/>double weight, std::string color):</text:p>
      <text:p text:style-name="P9"><text:s text:c="8"/>Laptop(name, height,weight){</text:p>
      <text:p text:style-name="P9"><text:s text:c="8"/>this-&gt;color = color;</text:p>
      <text:p text:style-name="P9">}</text:p>
      <text:p text:style-name="P9">void Tablet::ToString(){</text:p>
      <text:p text:style-name="P9"><text:s text:c="4"/>std::cout&lt;&lt;this-&gt;GetName()&lt;&lt;"Name is: " <text:s text:c="5"/>//we need to call "GetName", because "name" is private</text:p>
      <text:p text:style-name="P9"><text:s text:c="4"/>&lt;&lt;this-&gt;GetHeight()&lt;&lt; "\ncms tall and: "&lt;&lt; <text:s/>//we need to call "GetHeight", because "name" is private</text:p>
      <text:p text:style-name="P9"><text:s text:c="4"/>this-&gt; GetWeight()&lt;&lt;"\nKgs in weight and it color is: "&lt;&lt;this-&gt;color&lt;&lt;"\n"; <text:s text:c="4"/>//we need to call "GetWeidth", because "name" is private</text:p>
      <text:p text:style-name="P9">}</text:p>
      <text:p text:style-name="P9">int main(){</text:p>
      <text:p text:style-name="P9"><text:s text:c="4"/>Laptop toshiba;</text:p>
      <text:p text:style-name="P9"><text:s text:c="4"/>toshiba.ToString();</text:p>
      <text:p text:style-name="P9"><text:s text:c="4"/>toshiba.SetHeight(80);</text:p>
      <text:p text:style-name="P9"><text:s text:c="4"/>toshiba.SetWeight(3);</text:p>
      <text:p text:style-name="P9"><text:s text:c="4"/>toshiba.SetName("LPX 1298");</text:p>
      <text:p text:style-name="P9"><text:s text:c="4"/>toshiba.ToString();</text:p>
      <text:p text:style-name="P9"><text:s text:c="4"/>Laptop Asus("JSH 328",20, 3);</text:p>
      <text:p text:style-name="P9"><text:s text:c="4"/>Asus.ToString();</text:p>
      <text:p text:style-name="P9"><text:s text:c="4"/>Tablet advance("Advance", 20, 3, "blue");</text:p>
      <text:p text:style-name="P9"><text:s text:c="4"/>advance.ToString();</text:p>
      <text:p text:style-name="P9"><text:s text:c="4"/>return 0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----------------------------------------------------------------------------------------------</text:p>
      <text:p text:style-name="P10"/>
      <text:p text:style-name="P10"/>
      <text:p text:style-name="P10">#include &lt;iostream&gt;</text:p>
      <text:p text:style-name="P10">#include&lt;string&gt;</text:p>
      <text:p text:style-name="P10">#include&lt;vector&gt;</text:p>
      <text:p text:style-name="P10">#include&lt;ctime&gt;</text:p>
      <text:p text:style-name="P10">#include&lt;numeric&gt;</text:p>
      <text:p text:style-name="P10">#include&lt;math.h&gt;</text:p>
      <text:p text:style-name="P10"/>
      <text:p text:style-name="P10">class Laptop{</text:p>
      <text:p text:style-name="P10"><text:s text:c="4"/>private:</text:p>
      <text:p text:style-name="P10"><text:s text:c="8"/>std::string name;</text:p>
      <text:p text:style-name="P10"><text:s text:c="8"/>double height;</text:p>
      <text:p text:style-name="P10"><text:s text:c="8"/>double weight;</text:p>
      <text:p text:style-name="P10"/>
      <text:p text:style-name="P10"><text:s text:c="8"/>static int numOflaptops;</text:p>
      <text:p text:style-name="P10"><text:s text:c="4"/>public:</text:p>
      <text:p text:style-name="P10"><text:s text:c="8"/>std::string GetName(){return name;}</text:p>
      <text:p text:style-name="P10"><text:s text:c="8"/>void SetName(std::string name){this-&gt; name = name;}</text:p>
      <text:p text:style-name="P10"><text:s text:c="8"/>double GetHeight(){return height;}</text:p>
      <text:p text:style-name="P10"><text:s text:c="8"/>void SetHeight(double height){this-&gt; height = height;}</text:p>
      <text:p text:style-name="P10"><text:s text:c="8"/>double GetWeight(){return weight;}</text:p>
      <text:p text:style-name="P10"><text:s text:c="8"/>void SetWeight(double weight){this -&gt; weight = weight;}</text:p>
      <text:p text:style-name="P10"/>
      <text:p text:style-name="P10"><text:s text:c="8"/>void SetAll(std::string, double, double);</text:p>
      <text:p text:style-name="P10"><text:s text:c="8"/>Laptop(std::string, double, double);</text:p>
      <text:p text:style-name="P10"><text:s text:c="8"/>Laptop();</text:p>
      <text:p text:style-name="P10"><text:s text:c="8"/>~Laptop();</text:p>
      <text:p text:style-name="P10"><text:s text:c="8"/>static int GetNumOfLaptops(){return numOflaptops;}</text:p>
      <text:p text:style-name="P10"><text:s text:c="8"/>void ToString();</text:p>
      <text:p text:style-name="P10">};</text:p>
      <text:p text:style-name="P10">int Laptop::numOflaptops = 0;</text:p>
      <text:p text:style-name="P10">void Laptop::SetAll(std::string name, double height, double weight){</text:p>
      <text:p text:style-name="P10"><text:s text:c="4"/>this -&gt; name = name;</text:p>
      <text:p text:style-name="P10"><text:s text:c="4"/>this -&gt; height = height;</text:p>
      <text:p text:style-name="P10"><text:s text:c="4"/>this -&gt; weight = weight;</text:p>
      <text:p text:style-name="P10"><text:s text:c="4"/>Laptop::numOflaptops++;</text:p>
      <text:p text:style-name="P10">}</text:p>
      <text:p text:style-name="P10">Laptop::Laptop(std::string name, double height, double weight){</text:p>
      <text:p text:style-name="P10"><text:s text:c="4"/>this -&gt; name = "";</text:p>
      <text:p text:style-name="P10"><text:s text:c="4"/>this -&gt; height = 50;</text:p>
      <text:p text:style-name="P10"><text:s text:c="4"/>this -&gt; weight = 4;</text:p>
      <text:p text:style-name="P10"><text:s text:c="4"/>Laptop::numOflaptops++;</text:p>
      <text:p text:style-name="P10">}</text:p>
      <text:p text:style-name="P10"/>
      <text:p text:style-name="P10">Laptop::Laptop(){</text:p>
      <text:p text:style-name="P10"><text:s text:c="4"/>this -&gt; name = "";</text:p>
      <text:p text:style-name="P10"><text:s text:c="4"/>this -&gt; height = 10;</text:p>
      <text:p text:style-name="P10"><text:soft-page-break/><text:s text:c="4"/>this -&gt; weight = 1;</text:p>
      <text:p text:style-name="P10"><text:s text:c="4"/>Laptop::numOflaptops++;</text:p>
      <text:p text:style-name="P10">}</text:p>
      <text:p text:style-name="P10"/>
      <text:p text:style-name="P10">Laptop::~Laptop(){</text:p>
      <text:p text:style-name="P10"><text:s text:c="4"/>std::cout&lt;&lt;"\nLaptop "&lt;&lt; this-&gt; name&lt;&lt;" Destroyed ";</text:p>
      <text:p text:style-name="P10">}</text:p>
      <text:p text:style-name="P10"/>
      <text:p text:style-name="P10">void Laptop::ToString(){</text:p>
      <text:p text:style-name="P10"><text:s text:c="4"/>std::cout&lt;&lt;this-&gt;name&lt;&lt;"Name is: "&lt;&lt;this-&gt; height&lt;&lt; "\ncms tall and: "&lt;&lt;</text:p>
      <text:p text:style-name="P10"><text:s text:c="4"/>this-&gt; weight&lt;&lt;"\nKgs in weight: ";</text:p>
      <text:p text:style-name="P10">}</text:p>
      <text:p text:style-name="P10"/>
      <text:p text:style-name="P10">class Tablet: public Laptop{</text:p>
      <text:p text:style-name="P10">private:</text:p>
      <text:p text:style-name="P10"><text:s text:c="4"/>std::string color = "green";</text:p>
      <text:p text:style-name="P10">public:</text:p>
      <text:p text:style-name="P10"><text:s text:c="4"/>void MakeSound(){</text:p>
      <text:p text:style-name="P10"><text:s text:c="8"/>std::cout&lt;&lt;"The Tablet: "&lt;&lt;this-&gt;GetName()&lt;&lt;" is color: "&lt;&lt;</text:p>
      <text:p text:style-name="P10"><text:s text:c="8"/>this-&gt;color&lt;&lt;"\n";</text:p>
      <text:p text:style-name="P10"><text:s text:c="4"/>}</text:p>
      <text:p text:style-name="P10"><text:s text:c="4"/>Tablet(std::string, double, double, std::string);</text:p>
      <text:p text:style-name="P10"><text:s text:c="4"/>Tablet():Laptop(){};</text:p>
      <text:p text:style-name="P10"><text:s text:c="4"/>void ToString();</text:p>
      <text:p text:style-name="P10">};</text:p>
      <text:p text:style-name="P10">Tablet::Tablet(std::string name, double height,</text:p>
      <text:p text:style-name="P10"><text:s text:c="8"/>double weight, std::string color):</text:p>
      <text:p text:style-name="P10"><text:s text:c="8"/>Laptop(name, height,weight){</text:p>
      <text:p text:style-name="P10"><text:s text:c="8"/>this-&gt;color = color;</text:p>
      <text:p text:style-name="P10">}</text:p>
      <text:p text:style-name="P10">void Tablet::ToString(){</text:p>
      <text:p text:style-name="P10"><text:s text:c="4"/>std::cout&lt;&lt;this-&gt;GetName()&lt;&lt;"Name is: " <text:s text:c="5"/>//we need to call "GetName", because "name" is private</text:p>
      <text:p text:style-name="P10"><text:s text:c="4"/>&lt;&lt;this-&gt;GetHeight()&lt;&lt; "\ncms tall and: "&lt;&lt; <text:s/>//we need to call "GetHeight", because "name" is private</text:p>
      <text:p text:style-name="P10"><text:s text:c="4"/>this-&gt; GetWeight()&lt;&lt;"\nKgs in weight and it color is: "&lt;&lt;this-&gt;color&lt;&lt;"\n"; <text:s text:c="4"/>//we need to call "GetWeidth", because "name" is private</text:p>
      <text:p text:style-name="P10">}</text:p>
      <text:p text:style-name="P10"/>
      <text:p text:style-name="P10"/>
      <text:p text:style-name="P10">int main(){</text:p>
      <text:p text:style-name="P10"><text:s text:c="4"/>Laptop toshiba;</text:p>
      <text:p text:style-name="P10"><text:s text:c="4"/>toshiba.ToString();</text:p>
      <text:p text:style-name="P10"><text:s text:c="4"/>toshiba.SetHeight(80);</text:p>
      <text:p text:style-name="P10"><text:s text:c="4"/>toshiba.SetWeight(3);</text:p>
      <text:p text:style-name="P10"><text:s text:c="4"/>toshiba.SetName("LPX 1298");</text:p>
      <text:p text:style-name="P10"><text:s text:c="4"/>toshiba.ToString();</text:p>
      <text:p text:style-name="P10"><text:s text:c="4"/>Laptop Asus("JSH 328",20, 3);</text:p>
      <text:p text:style-name="P10"><text:s text:c="4"/>Asus.ToString();</text:p>
      <text:p text:style-name="P10"><text:soft-page-break/><text:s text:c="4"/>Tablet advance("Advance", 20, 3, "blue");</text:p>
      <text:p text:style-name="P10"><text:s text:c="4"/>advance.ToString();</text:p>
      <text:p text:style-name="P10"><text:s text:c="4"/>return 0;</text:p>
      <text:p text:style-name="P10">}</text:p>
      <text:p text:style-name="P11">----------------------------------------------------------------------------------------------</text:p>
      <text:p text:style-name="P11">#include &lt;iostream&gt;</text:p>
      <text:p text:style-name="P11">#include&lt;string&gt;</text:p>
      <text:p text:style-name="P11">#include&lt;vector&gt;</text:p>
      <text:p text:style-name="P11">#include&lt;ctime&gt;</text:p>
      <text:p text:style-name="P11">#include&lt;numeric&gt;</text:p>
      <text:p text:style-name="P11">#include&lt;math.h&gt;</text:p>
      <text:p text:style-name="P11"/>
      <text:p text:style-name="P11">class Warrior{</text:p>
      <text:p text:style-name="P11">private:</text:p>
      <text:p text:style-name="P11"><text:s text:c="4"/>int attkMax;</text:p>
      <text:p text:style-name="P11"><text:s text:c="4"/>int blockMax;</text:p>
      <text:p text:style-name="P11">public:</text:p>
      <text:p text:style-name="P11"><text:s text:c="4"/>std::string name;</text:p>
      <text:p text:style-name="P11"><text:s text:c="4"/>int health;</text:p>
      <text:p text:style-name="P11"><text:s text:c="4"/>Warrior(std::string name, int health,int attkMax, int blockMax){</text:p>
      <text:p text:style-name="P11"><text:s text:c="8"/>this-&gt;name = name;</text:p>
      <text:p text:style-name="P11"><text:s text:c="8"/>this-&gt;health = health;</text:p>
      <text:p text:style-name="P11"><text:s text:c="8"/>this-&gt;attkMax = attkMax;</text:p>
      <text:p text:style-name="P11"><text:s text:c="8"/>this-&gt;blockMax = blockMax;</text:p>
      <text:p text:style-name="P11"><text:s text:c="4"/>}</text:p>
      <text:p text:style-name="P11"><text:s text:c="4"/>int Attack(){</text:p>
      <text:p text:style-name="P11"><text:s text:c="8"/>return std::rand() % this -&gt; attkMax;</text:p>
      <text:p text:style-name="P11"><text:s text:c="4"/>}</text:p>
      <text:p text:style-name="P11"/>
      <text:p text:style-name="P11"><text:s text:c="4"/>int Block(){</text:p>
      <text:p text:style-name="P11"><text:s text:c="8"/>return std::rand() % this -&gt; blockMax;</text:p>
      <text:p text:style-name="P11"><text:s text:c="4"/>}</text:p>
      <text:p text:style-name="P11"/>
      <text:p text:style-name="P11">};</text:p>
      <text:p text:style-name="P11">class Battle{</text:p>
      <text:p text:style-name="P11">public:</text:p>
      <text:p text:style-name="P11"><text:s text:c="4"/>static void StartFight(Warrior&amp; warrior1,Warrior&amp; warrior2){</text:p>
      <text:p text:style-name="P11"><text:s text:c="8"/>while(true){</text:p>
      <text:p text:style-name="P11"><text:s text:c="12"/>if(Battle::GetAttackResult(warrior1, warrior2).compare("Game over")==0){</text:p>
      <text:p text:style-name="P11"><text:s text:c="16"/>std::cout&lt;&lt;"Game over\n";</text:p>
      <text:p text:style-name="P11"><text:s text:c="16"/>break;</text:p>
      <text:p text:style-name="P11"><text:s text:c="12"/>}</text:p>
      <text:p text:style-name="P11"><text:s text:c="12"/>if(Battle::GetAttackResult(warrior2, warrior1).compare("Game over")==0){</text:p>
      <text:p text:style-name="P11"><text:s text:c="16"/>std::cout&lt;&lt;"Game over\n";</text:p>
      <text:p text:style-name="P11"><text:s text:c="16"/>break;</text:p>
      <text:p text:style-name="P11"><text:s text:c="12"/>}</text:p>
      <text:p text:style-name="P11"><text:s text:c="8"/>}</text:p>
      <text:p text:style-name="P11"><text:s text:c="4"/>}</text:p>
      <text:p text:style-name="P11"><text:s text:c="4"/>static std::string GetAttackResult(Warrior&amp; warriorA,Warrior&amp; warriorB){</text:p>
      <text:p text:style-name="P11"><text:soft-page-break/><text:s text:c="8"/>int warriorAAttkAmt = warriorA.Attack();</text:p>
      <text:p text:style-name="P11"><text:s text:c="8"/>int warriorBBlockAmt = warriorB.Block();</text:p>
      <text:p text:style-name="P11"><text:s text:c="8"/>int damage2WarriorB = ceil(warriorAAttkAmt - warriorBBlockAmt);</text:p>
      <text:p text:style-name="P11"><text:s text:c="8"/>damage2WarriorB = (damage2WarriorB &lt;= 0)? 0: damage2WarriorB;</text:p>
      <text:p text:style-name="P11"><text:s text:c="8"/>warriorB.health = warriorB.health - damage2WarriorB;</text:p>
      <text:p text:style-name="P11"><text:s text:c="8"/>printf("%s attacks %s and deals %d damage\n",</text:p>
      <text:p text:style-name="P11"><text:s text:c="12"/>warriorA.name.c_str(),</text:p>
      <text:p text:style-name="P11"><text:s text:c="12"/>warriorB.name.c_str(),</text:p>
      <text:p text:style-name="P11"><text:s text:c="12"/>damage2WarriorB);</text:p>
      <text:p text:style-name="P11"><text:s text:c="8"/>printf("%s is down to %d health\n",</text:p>
      <text:p text:style-name="P11"><text:s text:c="12"/>warriorB.name.c_str(),</text:p>
      <text:p text:style-name="P11"><text:s text:c="12"/>warriorB.health);</text:p>
      <text:p text:style-name="P11"><text:s text:c="8"/>if(warriorB.health &lt;=0){</text:p>
      <text:p text:style-name="P11"><text:s text:c="12"/>printf("%s has died and %s is victorius\n"</text:p>
      <text:p text:style-name="P11"><text:s text:c="12"/>,warriorB.name.c_str()</text:p>
      <text:p text:style-name="P11"><text:s text:c="12"/>,warriorA.name.c_str());</text:p>
      <text:p text:style-name="P11"><text:s text:c="12"/>return "Game over";</text:p>
      <text:p text:style-name="P11"><text:s text:c="8"/>}else{</text:p>
      <text:p text:style-name="P11"><text:s text:c="12"/>return "fight again";</text:p>
      <text:p text:style-name="P11"><text:s text:c="8"/>}</text:p>
      <text:p text:style-name="P11"><text:s text:c="4"/>}</text:p>
      <text:p text:style-name="P11">};</text:p>
      <text:p text:style-name="P11"/>
      <text:p text:style-name="P11"/>
      <text:p text:style-name="P11">int main(){</text:p>
      <text:p text:style-name="P11"><text:s text:c="4"/>Warrior Spiderman("Spiderman", 1200, 12, 30);</text:p>
      <text:p text:style-name="P11"><text:s text:c="4"/>Warrior Hulk("Hulk", 1400, 16, 20);</text:p>
      <text:p text:style-name="P11"><text:s text:c="4"/>Battle::StartFight(Spiderman,Hulk);</text:p>
      <text:p text:style-name="P11"/>
      <text:p text:style-name="P11">}</text:p>
      <text:p text:style-name="P12">----------------------------------------------------------------------------------------------</text:p>
      <text:p text:style-name="P30">C++ tutorial 11: Polymorphism</text:p>
      <text:p text:style-name="P12"/>
      <text:p text:style-name="P10">#include&lt;cstdlib&gt;</text:p>
      <text:p text:style-name="P10">#include&lt;iostream&gt;</text:p>
      <text:p text:style-name="P10">#include&lt;string&gt;</text:p>
      <text:p text:style-name="P10">#include&lt;vector&gt;</text:p>
      <text:p text:style-name="P10">#include&lt;ctime&gt;</text:p>
      <text:p text:style-name="P10">#include&lt;numeric&gt;</text:p>
      <text:p text:style-name="P10">#include&lt;cmath&gt;</text:p>
      <text:p text:style-name="P10">struct Shape{</text:p>
      <text:p text:style-name="P10"><text:s text:c="4"/>double length, width;</text:p>
      <text:p text:style-name="P10"><text:s text:c="4"/>Shape(double l = 1, double w = 1){</text:p>
      <text:p text:style-name="P10"><text:s text:c="8"/>length = l;</text:p>
      <text:p text:style-name="P10"><text:s text:c="8"/>width = w;</text:p>
      <text:p text:style-name="P10"><text:s text:c="4"/>}</text:p>
      <text:p text:style-name="P10"><text:s text:c="4"/>double Area(){</text:p>
      <text:p text:style-name="P10"><text:s text:c="8"/>return length * width;</text:p>
      <text:p text:style-name="P10"><text:s text:c="4"/>}</text:p>
      <text:p text:style-name="P10"><text:soft-page-break/>private:</text:p>
      <text:p text:style-name="P10"><text:s text:c="4"/>int id;</text:p>
      <text:p text:style-name="P10">};</text:p>
      <text:p text:style-name="P10">struct Circle: Shape{</text:p>
      <text:p text:style-name="P10"><text:s text:c="4"/>Circle(double width){</text:p>
      <text:p text:style-name="P10"><text:s text:c="12"/>this-&gt; width = width;</text:p>
      <text:p text:style-name="P10"><text:s text:c="4"/>}</text:p>
      <text:p text:style-name="P10"><text:s text:c="4"/>double Area(){</text:p>
      <text:p text:style-name="P10"><text:s text:c="8"/>return 3.14159 * std::pow(width/2,2);</text:p>
      <text:p text:style-name="P10"><text:s text:c="4"/>}</text:p>
      <text:p text:style-name="P10">};</text:p>
      <text:p text:style-name="P10"/>
      <text:p text:style-name="P10">int main(){</text:p>
      <text:p text:style-name="P10"><text:s text:c="4"/>Shape shape(20,15);</text:p>
      <text:p text:style-name="P10"><text:s text:c="4"/>std::cout&lt;&lt;"Square area: "&lt;&lt;shape.Area()&lt;&lt;"\n";</text:p>
      <text:p text:style-name="P10"><text:s text:c="4"/>Circle circle(32);</text:p>
      <text:p text:style-name="P10"><text:s text:c="4"/>std::cout&lt;&lt;"Circle area: "&lt;&lt;circle.Area()&lt;&lt;"\n";</text:p>
      <text:p text:style-name="P10"><text:s text:c="4"/>Shape rectangle(23,45);</text:p>
      <text:p text:style-name="P10"><text:s text:c="4"/>std::cout&lt;&lt;"Rectangle area: "&lt;&lt;rectangle.Area()&lt;&lt;"\n";</text:p>
      <text:p text:style-name="P10"><text:s text:c="4"/>return 0;</text:p>
      <text:p text:style-name="P10">}</text:p>
      <text:p text:style-name="P13">----------------------------------------------------------------------------------------------</text:p>
      <text:p text:style-name="P31">##using “friend class”:</text:p>
      <text:p text:style-name="P31"/>
      <text:p text:style-name="P13">class Customer{</text:p>
      <text:p text:style-name="P13">private:</text:p>
      <text:p text:style-name="P13"><text:s text:c="4"/>friend class GetCustomerData;</text:p>
      <text:p text:style-name="P13"><text:s text:c="4"/>std::string name;</text:p>
      <text:p text:style-name="P13">public:</text:p>
      <text:p text:style-name="P13"><text:s text:c="4"/>Customer(std::string name){</text:p>
      <text:p text:style-name="P13"><text:s text:c="8"/>this-&gt;name = name;</text:p>
      <text:p text:style-name="P13"><text:s text:c="4"/>}</text:p>
      <text:p text:style-name="P13">};</text:p>
      <text:p text:style-name="P13"/>
      <text:p text:style-name="P13">class GetCustomerData{</text:p>
      <text:p text:style-name="P13">public:</text:p>
      <text:p text:style-name="P13"><text:s text:c="4"/>static std::string GetName(Customer&amp; customer){</text:p>
      <text:p text:style-name="P13"><text:s text:c="8"/>return customer.name;</text:p>
      <text:p text:style-name="P13"><text:s text:c="4"/>}</text:p>
      <text:p text:style-name="P13">};</text:p>
      <text:p text:style-name="P13"/>
      <text:p text:style-name="P13">int main(){</text:p>
      <text:p text:style-name="P13"><text:s text:c="4"/>Customer pepe("pepito");</text:p>
      <text:p text:style-name="P13"><text:s text:c="4"/>GetCustomerData getName;</text:p>
      <text:p text:style-name="P13"><text:s text:c="4"/>std::cout&lt;&lt;"Name: "&lt;&lt;getName.GetName(pepe)&lt;&lt;"\n";</text:p>
      <text:p text:style-name="P13"><text:s text:c="4"/>return 0;</text:p>
      <text:p text:style-name="P13">}</text:p>
      <text:p text:style-name="P34">----------------------------------------------------------------------------------------------</text:p>
      <text:p text:style-name="P32"/>
      <text:p text:style-name="P13">class Shape{</text:p>
      <text:p text:style-name="P13">protected:</text:p>
      <text:p text:style-name="P13"><text:s text:c="4"/>double height;</text:p>
      <text:p text:style-name="P13"><text:s text:c="4"/>double width;</text:p>
      <text:p text:style-name="P13">public:</text:p>
      <text:p text:style-name="P13"><text:s text:c="4"/>Shape(double length){</text:p>
      <text:p text:style-name="P13"><text:s text:c="8"/>height = length;</text:p>
      <text:p text:style-name="P13"><text:s text:c="8"/>width = length;</text:p>
      <text:p text:style-name="P13"><text:s text:c="4"/>}</text:p>
      <text:p text:style-name="P13"><text:s text:c="4"/>Shape(double h, double w){</text:p>
      <text:p text:style-name="P13"><text:s text:c="8"/>height = h;</text:p>
      <text:p text:style-name="P13"><text:s text:c="8"/>width = w;</text:p>
      <text:p text:style-name="P13"><text:s text:c="4"/>}</text:p>
      <text:p text:style-name="P13"><text:s text:c="4"/>virtual double Area(){</text:p>
      <text:p text:style-name="P13"><text:s text:c="8"/>return height * width;</text:p>
      <text:p text:style-name="P13"><text:s text:c="4"/>}</text:p>
      <text:p text:style-name="P13">};</text:p>
      <text:p text:style-name="P13">class Circle: public Shape{</text:p>
      <text:p text:style-name="P13">public:</text:p>
      <text:p text:style-name="P13"><text:s text:c="4"/>Circle(double w):</text:p>
      <text:p text:style-name="P13"><text:s text:c="4"/>Shape(w){</text:p>
      <text:p text:style-name="P13"><text:s text:c="4"/>}</text:p>
      <text:p text:style-name="P13"><text:s text:c="4"/>double Area(){</text:p>
      <text:p text:style-name="P13"><text:s text:c="8"/>return 3.14159 * std::pow((width/2),2);</text:p>
      <text:p text:style-name="P13"><text:s text:c="4"/>}</text:p>
      <text:p text:style-name="P13">};</text:p>
      <text:p text:style-name="P13">void ShowArea(Shape&amp; shape){</text:p>
      <text:p text:style-name="P13"><text:s text:c="4"/>std::cout&lt;&lt;"Area: "&lt;&lt;shape.Area()&lt;&lt;"\n";</text:p>
      <text:p text:style-name="P13">}</text:p>
      <text:p text:style-name="P13"/>
      <text:p text:style-name="P13">int main(){</text:p>
      <text:p text:style-name="P13"><text:s text:c="4"/>Shape square(23,42);</text:p>
      <text:p text:style-name="P13"><text:s text:c="4"/>Circle circle(10);</text:p>
      <text:p text:style-name="P13"><text:s text:c="4"/>ShowArea(square);</text:p>
      <text:p text:style-name="P13"><text:s text:c="4"/>ShowArea(circle);</text:p>
      <text:p text:style-name="P13"/>
      <text:p text:style-name="P13"><text:s text:c="4"/>return 0;</text:p>
      <text:p text:style-name="P13">}</text:p>
      <text:p text:style-name="P14">----------------------------------------------------------------------------------------------</text:p>
      <text:p text:style-name="P32"/>
      <text:p text:style-name="P32"/>
      <text:p text:style-name="P32">#include&lt;cstdlib&gt;</text:p>
      <text:p text:style-name="P32">#include&lt;iostream&gt;</text:p>
      <text:p text:style-name="P32">#include&lt;string&gt;</text:p>
      <text:p text:style-name="P32">#include&lt;vector&gt;</text:p>
      <text:p text:style-name="P32">#include&lt;ctime&gt;</text:p>
      <text:p text:style-name="P32">#include&lt;numeric&gt;</text:p>
      <text:p text:style-name="P32"><text:soft-page-break/>#include&lt;cmath&gt;</text:p>
      <text:p text:style-name="P32">class Shape{</text:p>
      <text:p text:style-name="P32">public:</text:p>
      <text:p text:style-name="P32"><text:s text:c="4"/>virtual double Area() = 0;</text:p>
      <text:p text:style-name="P32"/>
      <text:p text:style-name="P32">};</text:p>
      <text:p text:style-name="P32">class Circle: public Shape{</text:p>
      <text:p text:style-name="P32">protected:</text:p>
      <text:p text:style-name="P32"><text:s text:c="4"/>double width;</text:p>
      <text:p text:style-name="P32">public:</text:p>
      <text:p text:style-name="P32"><text:s text:c="4"/>Circle(double w){</text:p>
      <text:p text:style-name="P32"><text:s text:c="8"/>width = w;</text:p>
      <text:p text:style-name="P32"><text:s text:c="4"/>}</text:p>
      <text:p text:style-name="P32"><text:s text:c="4"/>double Area() override{</text:p>
      <text:p text:style-name="P32"><text:s text:c="8"/>return 3.14159 * std::pow((width/2),2);</text:p>
      <text:p text:style-name="P32"><text:s text:c="4"/>}</text:p>
      <text:p text:style-name="P32">};</text:p>
      <text:p text:style-name="P32">class Rectangle: public Shape{</text:p>
      <text:p text:style-name="P32">protected:</text:p>
      <text:p text:style-name="P32"><text:s text:c="4"/>double height, width;</text:p>
      <text:p text:style-name="P32">public:</text:p>
      <text:p text:style-name="P32"><text:s text:c="4"/>Rectangle(double h, double w){</text:p>
      <text:p text:style-name="P32"><text:s text:c="8"/>height = h;</text:p>
      <text:p text:style-name="P32"><text:s text:c="8"/>width = w;</text:p>
      <text:p text:style-name="P32"><text:s text:c="4"/>}</text:p>
      <text:p text:style-name="P32"><text:s text:c="4"/>double Area() override final{</text:p>
      <text:p text:style-name="P32"><text:s text:c="8"/>return height * width;</text:p>
      <text:p text:style-name="P32"><text:s text:c="4"/>}</text:p>
      <text:p text:style-name="P32">};</text:p>
      <text:p text:style-name="P32">void ShowArea(Shape&amp; shape){</text:p>
      <text:p text:style-name="P32"><text:s text:c="4"/>std::cout&lt;&lt;"Area: "&lt;&lt;shape.Area()&lt;&lt;"\n";</text:p>
      <text:p text:style-name="P32">}</text:p>
      <text:p text:style-name="P32"/>
      <text:p text:style-name="P32">int main(){</text:p>
      <text:p text:style-name="P32"><text:s text:c="4"/>Rectangle rectangle(23,42);</text:p>
      <text:p text:style-name="P32"><text:s text:c="4"/>Circle circle(30);</text:p>
      <text:p text:style-name="P32"><text:s text:c="4"/>ShowArea(rectangle);</text:p>
      <text:p text:style-name="P32"><text:s text:c="4"/>ShowArea(circle);</text:p>
      <text:p text:style-name="P32"><text:s text:c="4"/>return 0;</text:p>
      <text:p text:style-name="P36">}</text:p>
      <text:p text:style-name="P35">----------------------------------------------------------------------------------------------</text:p>
      <text:p text:style-name="P32">#include&lt;cstdlib&gt;</text:p>
      <text:p text:style-name="P32">#include&lt;iostream&gt;</text:p>
      <text:p text:style-name="P32">#include&lt;string&gt;</text:p>
      <text:p text:style-name="P32">#include&lt;vector&gt;</text:p>
      <text:p text:style-name="P32">#include&lt;ctime&gt;</text:p>
      <text:p text:style-name="P32">#include&lt;numeric&gt;</text:p>
      <text:p text:style-name="P32">#include&lt;cmath&gt;</text:p>
      <text:p text:style-name="P32">#include&lt;sstream&gt;</text:p>
      <text:p text:style-name="P32"/>
      <text:p text:style-name="P32">class Box{</text:p>
      <text:p text:style-name="P32">public:</text:p>
      <text:p text:style-name="P32"><text:s text:c="4"/>double length, width, breadth;</text:p>
      <text:p text:style-name="P32"><text:s text:c="4"/>std::string boxString;</text:p>
      <text:p text:style-name="P32"><text:s text:c="4"/>Box(){</text:p>
      <text:p text:style-name="P32"><text:s text:c="8"/>length = 1, width = 1, breadth = 0;</text:p>
      <text:p text:style-name="P32"><text:s text:c="4"/>}</text:p>
      <text:p text:style-name="P32"><text:s text:c="4"/>Box(double l, double w, double b){</text:p>
      <text:p text:style-name="P32"><text:s text:c="8"/>length = l, width = w, breadth =b;</text:p>
      <text:p text:style-name="P32"><text:s text:c="4"/>}</text:p>
      <text:p text:style-name="P32"><text:s text:c="4"/>Box&amp; operator ++(){</text:p>
      <text:p text:style-name="P32"><text:s text:c="8"/>length ++;</text:p>
      <text:p text:style-name="P32"><text:s text:c="8"/>width++;</text:p>
      <text:p text:style-name="P32"><text:s text:c="8"/>breadth++;</text:p>
      <text:p text:style-name="P32"><text:s text:c="8"/>return *this; <text:s text:c="2"/>//it returns the same function</text:p>
      <text:p text:style-name="P32"><text:s text:c="4"/>}</text:p>
      <text:p text:style-name="P32"><text:s text:c="4"/>operator const char*(){</text:p>
      <text:p text:style-name="P32"><text:s text:c="8"/>std::ostringstream boxStream;</text:p>
      <text:p text:style-name="P32"><text:s text:c="8"/>boxStream &lt;&lt;"Box : "&lt;&lt; length &lt;&lt;", "&lt;&lt;width &lt;&lt;", "&lt;&lt;breadth;</text:p>
      <text:p text:style-name="P32"><text:s text:c="8"/>boxString = boxStream.str();</text:p>
      <text:p text:style-name="P32"><text:s text:c="8"/>return boxString.c_str();</text:p>
      <text:p text:style-name="P32"><text:s text:c="4"/>}</text:p>
      <text:p text:style-name="P32"><text:s text:c="4"/>Box operator + (const Box&amp; box2){</text:p>
      <text:p text:style-name="P32"><text:s text:c="8"/>Box boxSum;</text:p>
      <text:p text:style-name="P32"><text:s text:c="8"/>boxSum.length = length +box2.length;</text:p>
      <text:p text:style-name="P32"><text:s text:c="8"/>boxSum.width = width +box2.width;</text:p>
      <text:p text:style-name="P32"><text:s text:c="8"/>boxSum.breadth = breadth +box2.breadth;</text:p>
      <text:p text:style-name="P32"><text:s text:c="8"/>return boxSum;</text:p>
      <text:p text:style-name="P32"><text:s text:c="4"/>}</text:p>
      <text:p text:style-name="P32"/>
      <text:p text:style-name="P32"><text:s text:c="4"/>bool operator == (const Box&amp; box2){</text:p>
      <text:p text:style-name="P32"><text:s text:c="8"/>return ((length == box2.length) &amp;&amp;</text:p>
      <text:p text:style-name="P32"><text:s text:c="16"/>(width == box2.width) &amp;&amp;</text:p>
      <text:p text:style-name="P32"><text:s text:c="16"/>(breadth == box2.breadth));</text:p>
      <text:p text:style-name="P32"><text:s text:c="4"/>}</text:p>
      <text:p text:style-name="P32"/>
      <text:p text:style-name="P32"><text:s text:c="4"/>bool operator &gt; (const Box&amp; box2){</text:p>
      <text:p text:style-name="P32"><text:s text:c="8"/>double thisSize = length + width + breadth;</text:p>
      <text:p text:style-name="P32"><text:s text:c="8"/>double boxSize = box2.length + box2.width + box2.breadth;</text:p>
      <text:p text:style-name="P32"><text:soft-page-break/><text:s text:c="8"/>if(thisSize &gt; boxSize){</text:p>
      <text:p text:style-name="P32"><text:s text:c="12"/>return true;</text:p>
      <text:p text:style-name="P32"><text:s text:c="8"/>}else{</text:p>
      <text:p text:style-name="P32"><text:s text:c="12"/>return false;</text:p>
      <text:p text:style-name="P32"><text:s text:c="8"/>}</text:p>
      <text:p text:style-name="P32"><text:s text:c="4"/>}</text:p>
      <text:p text:style-name="P32"><text:s text:c="4"/>bool operator &lt; (const Box&amp; box2){</text:p>
      <text:p text:style-name="P32"><text:s text:c="8"/>double thisSize = length + width + breadth;</text:p>
      <text:p text:style-name="P32"><text:s text:c="8"/>double boxSize = box2.length + box2.width + box2.breadth;</text:p>
      <text:p text:style-name="P32"><text:s text:c="8"/>if(thisSize &lt; boxSize){</text:p>
      <text:p text:style-name="P32"><text:s text:c="12"/>return true;</text:p>
      <text:p text:style-name="P32"><text:s text:c="8"/>}else{</text:p>
      <text:p text:style-name="P32"><text:s text:c="12"/>return false;</text:p>
      <text:p text:style-name="P32"><text:s text:c="8"/>}</text:p>
      <text:p text:style-name="P32"><text:s text:c="4"/>}</text:p>
      <text:p text:style-name="P32">};</text:p>
      <text:p text:style-name="P32"/>
      <text:p text:style-name="P32"/>
      <text:p text:style-name="P32">int main(){</text:p>
      <text:p text:style-name="P32"><text:s text:c="4"/>Box box(10,10,10);</text:p>
      <text:p text:style-name="P32"><text:s text:c="4"/>++box;</text:p>
      <text:p text:style-name="P32"><text:s text:c="4"/>std::cout&lt;&lt; box &lt;&lt; "\n";</text:p>
      <text:p text:style-name="P32"><text:s text:c="4"/>Box box2(5,5,5);</text:p>
      <text:p text:style-name="P32"><text:s text:c="4"/>std::cout&lt;&lt;"Box1 + Box2 = "&lt;&lt; box + box2&lt;&lt; "\n";</text:p>
      <text:p text:style-name="P32"><text:s text:c="4"/>std::cout&lt;&lt; "Box length: "&lt;&lt; box[1]&lt;&lt; "\n";</text:p>
      <text:p text:style-name="P32"><text:s text:c="4"/>std::cout &lt;&lt; std::boolalpha;</text:p>
      <text:p text:style-name="P32"><text:s text:c="4"/>std::cout&lt;&lt;"Are boxes equal: "&lt;&lt;(box == box2)&lt;&lt;"\n";</text:p>
      <text:p text:style-name="P32"><text:s text:c="4"/>std::cout&lt;&lt;"is box &lt; box2: "&lt;&lt;(box &lt; box2)&lt;&lt;"\n";</text:p>
      <text:p text:style-name="P32"><text:s text:c="4"/>std::cout&lt;&lt;"is box &gt; box2: "&lt;&lt;(box &gt; box2)&lt;&lt;"\n";</text:p>
      <text:p text:style-name="P32"><text:s text:c="4"/>box = box2;</text:p>
      <text:p text:style-name="P32"><text:s text:c="4"/>std::cout&lt;&lt; box &lt;&lt; "\n";</text:p>
      <text:p text:style-name="P32"><text:s text:c="4"/>return 0;</text:p>
      <text:p text:style-name="P32"/>
      <text:p text:style-name="P32">}</text:p>
      <text:p text:style-name="P15">----------------------------------------------------------------------------------------------</text:p>
      <text:p text:style-name="P15"/>
      <text:p text:style-name="P15">#include&lt;cstdlib&gt;</text:p>
      <text:p text:style-name="P15">#include&lt;iostream&gt;</text:p>
      <text:p text:style-name="P15">#include&lt;string&gt;</text:p>
      <text:p text:style-name="P15">#include&lt;vector&gt;</text:p>
      <text:p text:style-name="P15">#include&lt;ctime&gt;</text:p>
      <text:p text:style-name="P15">#include&lt;numeric&gt;</text:p>
      <text:p text:style-name="P15">#include&lt;cmath&gt;</text:p>
      <text:p text:style-name="P15">#include&lt;sstream&gt;</text:p>
      <text:p text:style-name="P15">#include&lt;fstream&gt;</text:p>
      <text:p text:style-name="P15"/>
      <text:p text:style-name="P15"/>
      <text:p text:style-name="P15">int main (){</text:p>
      <text:p text:style-name="P15"><text:s text:c="4"/>std::ofstream writeTofile;</text:p>
      <text:p text:style-name="P15"><text:soft-page-break/><text:s text:c="4"/>std::ifstream readFromFile;</text:p>
      <text:p text:style-name="P15"><text:s text:c="4"/>std::string txtToWrite = "";</text:p>
      <text:p text:style-name="P15"><text:s text:c="4"/>std::string txtFromfile = "";</text:p>
      <text:p text:style-name="P15"><text:s text:c="4"/>writeTofile.open("test.txt",std::ios_base::out | std::ios_base::trunc);</text:p>
      <text:p text:style-name="P15"><text:s text:c="4"/>if(writeTofile.is_open()){</text:p>
      <text:p text:style-name="P15"><text:s text:c="8"/>writeTofile &lt;&lt; "Beginning of file\n";</text:p>
      <text:p text:style-name="P15"><text:s text:c="8"/>std::cout&lt;&lt;"Enter data to write: ";</text:p>
      <text:p text:style-name="P15"><text:s text:c="8"/>getline(std::cin, txtToWrite);</text:p>
      <text:p text:style-name="P15"><text:s text:c="8"/>writeTofile &lt;&lt; txtToWrite;</text:p>
      <text:p text:style-name="P15"><text:s text:c="8"/>writeTofile.close();</text:p>
      <text:p text:style-name="P15"><text:s text:c="4"/>}</text:p>
      <text:p text:style-name="P15"><text:s text:c="4"/>readFromFile.open("test.txt", std::ios_base::in);</text:p>
      <text:p text:style-name="P15"><text:s text:c="4"/>if(readFromFile.is_open()){</text:p>
      <text:p text:style-name="P15"><text:s text:c="8"/>while(readFromFile.good()){</text:p>
      <text:p text:style-name="P15"><text:s text:c="12"/>getline(readFromFile, txtFromfile);</text:p>
      <text:p text:style-name="P15"><text:s text:c="12"/>std::cout&lt;&lt;txtFromfile&lt;&lt;"\n";</text:p>
      <text:p text:style-name="P15"><text:s text:c="8"/>}</text:p>
      <text:p text:style-name="P15"><text:s text:c="8"/>readFromFile.close();</text:p>
      <text:p text:style-name="P15"><text:s text:c="4"/>}</text:p>
      <text:p text:style-name="P15"><text:s text:c="4"/>return 0;</text:p>
      <text:p text:style-name="P15">}</text:p>
      <text:p text:style-name="P16">----------------------------------------------------------------------------------------------</text:p>
      <text:p text:style-name="P16"/>
      <text:p text:style-name="P16"/>
      <text:p text:style-name="P16">#include&lt;cstdlib&gt;</text:p>
      <text:p text:style-name="P16">#include&lt;iostream&gt;</text:p>
      <text:p text:style-name="P16">#include&lt;string&gt;</text:p>
      <text:p text:style-name="P16">#include&lt;vector&gt;</text:p>
      <text:p text:style-name="P16">#include&lt;ctime&gt;</text:p>
      <text:p text:style-name="P16">#include&lt;numeric&gt;</text:p>
      <text:p text:style-name="P16">#include&lt;cmath&gt;</text:p>
      <text:p text:style-name="P16">#include&lt;sstream&gt;</text:p>
      <text:p text:style-name="P16">#include&lt;fstream&gt;</text:p>
      <text:p text:style-name="P16">std::vector&lt;std::string&gt; StringToVector(std::string, char separator);</text:p>
      <text:p text:style-name="P16"/>
      <text:p text:style-name="P16">int main (){</text:p>
      <text:p text:style-name="P16"><text:s text:c="4"/>std::ofstream writeToFile;</text:p>
      <text:p text:style-name="P16"><text:s text:c="4"/>std::ifstream readFromFile;</text:p>
      <text:p text:style-name="P16"><text:s text:c="4"/>std::string txtToWrite = "";</text:p>
      <text:p text:style-name="P16"><text:s text:c="4"/>std::string txtFromFile = "";</text:p>
      <text:p text:style-name="P16"><text:s text:c="4"/>writeToFile.open("test.txt",std::ios_base::out | std::ios_base::trunc);</text:p>
      <text:p text:style-name="P16"><text:s text:c="4"/>if(writeToFile.is_open()){</text:p>
      <text:p text:style-name="P16"><text:s text:c="8"/>writeToFile &lt;&lt; "Beginning of file\n";</text:p>
      <text:p text:style-name="P16"><text:s text:c="8"/>std::cout&lt;&lt;"Enter data to write: ";</text:p>
      <text:p text:style-name="P16"><text:s text:c="8"/>getline(std::cin, txtToWrite);</text:p>
      <text:p text:style-name="P16"><text:s text:c="8"/>writeToFile &lt;&lt; txtToWrite;</text:p>
      <text:p text:style-name="P16"><text:s text:c="8"/>writeToFile.close();</text:p>
      <text:p text:style-name="P16"><text:s text:c="4"/>}</text:p>
      <text:p text:style-name="P16"><text:s text:c="4"/>readFromFile.open("test.txt", std::ios_base::in);</text:p>
      <text:p text:style-name="P16"><text:soft-page-break/><text:s text:c="4"/>if(readFromFile.is_open()){</text:p>
      <text:p text:style-name="P16"><text:s text:c="8"/>while(readFromFile.good()){</text:p>
      <text:p text:style-name="P16"><text:s text:c="12"/>getline(readFromFile, txtFromFile);</text:p>
      <text:p text:style-name="P16"><text:s text:c="12"/>std::cout&lt;&lt;txtFromFile&lt;&lt;"\n";</text:p>
      <text:p text:style-name="P16"/>
      <text:p text:style-name="P16"><text:s text:c="12"/>std::vector&lt;std::string&gt; vect = StringToVector(txtFromFile,' ');</text:p>
      <text:p text:style-name="P16"><text:s text:c="12"/>int wordsInline = vect.size();</text:p>
      <text:p text:style-name="P16"><text:s text:c="12"/>std::cout&lt;&lt;"Words in line: "&lt;&lt; wordsInline&lt;&lt;"\n";</text:p>
      <text:p text:style-name="P16"><text:s text:c="12"/>int charCount = 0;</text:p>
      <text:p text:style-name="P16"><text:s text:c="12"/>for(auto word: vect){</text:p>
      <text:p text:style-name="P16"><text:s text:c="16"/>for(auto letter: word){</text:p>
      <text:p text:style-name="P16"><text:s text:c="20"/>charCount++;</text:p>
      <text:p text:style-name="P16"><text:s text:c="16"/>}</text:p>
      <text:p text:style-name="P16"><text:s text:c="12"/>}</text:p>
      <text:p text:style-name="P16"><text:s text:c="12"/>int avgNumChars = charCount/wordsInline;</text:p>
      <text:p text:style-name="P16"><text:s text:c="12"/>std::cout&lt;&lt; "Avg word length: "&lt;&lt; avgNumChars &lt;&lt; "\n";</text:p>
      <text:p text:style-name="P16"><text:s text:c="8"/>}</text:p>
      <text:p text:style-name="P16"><text:s text:c="8"/>readFromFile.close();</text:p>
      <text:p text:style-name="P16"><text:s text:c="4"/>}</text:p>
      <text:p text:style-name="P16"><text:s text:c="4"/>return 0;</text:p>
      <text:p text:style-name="P16">}</text:p>
      <text:p text:style-name="P16">std::vector&lt;std::string&gt; StringToVector(std::string theString, char separator){</text:p>
      <text:p text:style-name="P16"><text:s text:c="4"/>std::vector&lt;std::string&gt; vecsWords;</text:p>
      <text:p text:style-name="P16"><text:s text:c="4"/>std::stringstream ss(theString);</text:p>
      <text:p text:style-name="P16"><text:s text:c="4"/>std::string sIndivStr;</text:p>
      <text:p text:style-name="P16"><text:s text:c="4"/>while(getline(ss, sIndivStr, separator)){</text:p>
      <text:p text:style-name="P16"><text:s text:c="8"/>vecsWords.push_back(sIndivStr);</text:p>
      <text:p text:style-name="P16"><text:s text:c="4"/>}</text:p>
      <text:p text:style-name="P16"><text:s text:c="4"/>return vecsWords;</text:p>
      <text:p text:style-name="P16">}</text:p>
      <text:p text:style-name="P16"/>
      <text:p text:style-name="P17">----------------------------------------------------------------------------------------------</text:p>
      <text:p text:style-name="P17"/>
      <text:p text:style-name="P17"/>
      <text:p text:style-name="P17">#include&lt;cstdlib&gt;</text:p>
      <text:p text:style-name="P17">#include&lt;iostream&gt;</text:p>
      <text:p text:style-name="P17">#include&lt;string&gt;</text:p>
      <text:p text:style-name="P17">#include&lt;vector&gt;</text:p>
      <text:p text:style-name="P17">#include&lt;ctime&gt;</text:p>
      <text:p text:style-name="P17">#include&lt;numeric&gt;</text:p>
      <text:p text:style-name="P17">#include&lt;cmath&gt;</text:p>
      <text:p text:style-name="P17">#include&lt;sstream&gt;</text:p>
      <text:p text:style-name="P17">double MultBy2(double num){</text:p>
      <text:p text:style-name="P17"><text:s text:c="4"/>return num*2;</text:p>
      <text:p text:style-name="P17">}</text:p>
      <text:p text:style-name="P17">double DoMath(std::function&lt;double(double)&gt;&gt; func, double num){</text:p>
      <text:p text:style-name="P17"><text:s text:c="4"/>return func(num);</text:p>
      <text:p text:style-name="P17">}</text:p>
      <text:p text:style-name="P17">double MultBy3(double num){</text:p>
      <text:p text:style-name="P17"><text:soft-page-break/><text:s text:c="4"/>return num * 3;</text:p>
      <text:p text:style-name="P17">}</text:p>
      <text:p text:style-name="P17">int main(){</text:p>
      <text:p text:style-name="P17"><text:s text:c="4"/>auto times2 = MultBy2;</text:p>
      <text:p text:style-name="P17"><text:s text:c="4"/>std::cout&lt;&lt; " 5 * 2 = "&lt;&lt;times2(5)&lt;&lt;"\n";</text:p>
      <text:p text:style-name="P17"><text:s text:c="4"/>std::cout&lt;&lt; " 6 * 2 = "&lt;&lt;DoMath(times2, 6)&lt;&lt;"\n";</text:p>
      <text:p text:style-name="P17"><text:s text:c="4"/>std::vector&lt;std::function&lt;double(double)&gt;&gt; funcs(2);</text:p>
      <text:p text:style-name="P17"><text:s text:c="4"/>funcs[0] = MultBy2;</text:p>
      <text:p text:style-name="P17"><text:s text:c="4"/>funcs[1] = MultBy3;</text:p>
      <text:p text:style-name="P17"><text:s text:c="4"/>std::cout&lt;&lt;"2 * 10"&lt;&lt; funcs[0](10)&lt;&lt;"\n";</text:p>
      <text:p text:style-name="P17"><text:s text:c="4"/>std::cout&lt;&lt;"2 * 10"&lt;&lt; funcs[1](10)&lt;&lt;"\n";</text:p>
      <text:p text:style-name="P17"><text:s text:c="4"/>return 0;</text:p>
      <text:p text:style-name="P17">}</text:p>
      <text:p text:style-name="P17"/>
      <text:p text:style-name="P18">----------------------------------------------------------------------------------------------</text:p>
      <text:p text:style-name="P18"/>
      <text:p text:style-name="P18">#include&lt;cstdlib&gt;</text:p>
      <text:p text:style-name="P18">#include&lt;iostream&gt;</text:p>
      <text:p text:style-name="P18">#include&lt;string&gt;</text:p>
      <text:p text:style-name="P18">#include&lt;vector&gt;</text:p>
      <text:p text:style-name="P18">#include&lt;ctime&gt;</text:p>
      <text:p text:style-name="P18">#include&lt;numeric&gt;</text:p>
      <text:p text:style-name="P18">#include&lt;cmath&gt;</text:p>
      <text:p text:style-name="P18">#include&lt;sstream&gt;</text:p>
      <text:p text:style-name="P18">#include&lt;functional&gt;</text:p>
      <text:p text:style-name="P18"/>
      <text:p text:style-name="P18">bool IsItOdd(int num){</text:p>
      <text:p text:style-name="P18"><text:s text:c="4"/>if( num % 2 == 0 ){</text:p>
      <text:p text:style-name="P18"><text:s text:c="8"/>return false;</text:p>
      <text:p text:style-name="P18"><text:s text:c="4"/>}else{</text:p>
      <text:p text:style-name="P18"><text:s text:c="8"/>return true;</text:p>
      <text:p text:style-name="P18"><text:s text:c="4"/>}</text:p>
      <text:p text:style-name="P18">}</text:p>
      <text:p text:style-name="P18">std::vector&lt;int&gt; ChangeList(std::vector&lt;int&gt; list, std::function&lt;bool(int)&gt;func){</text:p>
      <text:p text:style-name="P18"><text:s text:c="4"/>std::vector&lt;int&gt;oddlist;</text:p>
      <text:p text:style-name="P18"><text:s text:c="4"/>for(auto i: list){</text:p>
      <text:p text:style-name="P18"><text:s text:c="8"/>if(func(i)){</text:p>
      <text:p text:style-name="P18"><text:s text:c="12"/>oddlist.push_back(i);</text:p>
      <text:p text:style-name="P18"><text:s text:c="8"/>}</text:p>
      <text:p text:style-name="P18"><text:s text:c="4"/>}</text:p>
      <text:p text:style-name="P18"><text:s text:c="4"/>return oddlist;</text:p>
      <text:p text:style-name="P18">}</text:p>
      <text:p text:style-name="P18"/>
      <text:p text:style-name="P18">int main(){</text:p>
      <text:p text:style-name="P18"><text:s text:c="4"/>std::vector&lt;int&gt; listOfNums {1,2,3,4,5,6,7,8,9};</text:p>
      <text:p text:style-name="P18"><text:s text:c="4"/>std::vector&lt;int&gt; oddlist = ChangeList(listOfNums, IsItOdd);</text:p>
      <text:p text:style-name="P18"><text:s text:c="4"/>std::cout &lt;&lt; "list of Odds\n";</text:p>
      <text:p text:style-name="P18"><text:s text:c="4"/>for(auto i: oddlist){</text:p>
      <text:p text:style-name="P18"><text:s text:c="8"/>std::cout&lt;&lt;i&lt;&lt;"\n";</text:p>
      <text:p text:style-name="P18"><text:soft-page-break/><text:s text:c="4"/>}</text:p>
      <text:p text:style-name="P18"><text:s text:c="4"/>return 0;</text:p>
      <text:p text:style-name="P18">}</text:p>
      <text:p text:style-name="P18"/>
      <text:p text:style-name="P19">----------------------------------------------------------------------------------------------</text:p>
      <text:p text:style-name="P19"/>
      <text:p text:style-name="P19">#include&lt;cstdlib&gt;</text:p>
      <text:p text:style-name="P19">#include&lt;iostream&gt;</text:p>
      <text:p text:style-name="P19">#include&lt;string&gt;</text:p>
      <text:p text:style-name="P19">#include&lt;vector&gt;</text:p>
      <text:p text:style-name="P19">#include&lt;ctime&gt;</text:p>
      <text:p text:style-name="P19">#include&lt;numeric&gt;</text:p>
      <text:p text:style-name="P19">#include&lt;cmath&gt;</text:p>
      <text:p text:style-name="P19">#include&lt;sstream&gt;</text:p>
      <text:p text:style-name="P19">#include&lt;functional&gt;</text:p>
      <text:p text:style-name="P19">std::vector&lt;char&gt; GetHAndTList(std::vector&lt;char&gt; possibleValues,</text:p>
      <text:p text:style-name="P19"><text:s text:c="32"/>int numberValuesToGenerate){</text:p>
      <text:p text:style-name="P19"><text:s text:c="4"/>srand(time(NULL));</text:p>
      <text:p text:style-name="P19"><text:s text:c="4"/>std::vector&lt;char&gt; hAndTList;</text:p>
      <text:p text:style-name="P19"><text:s text:c="4"/>for(int x = 0; x &lt; numberValuesToGenerate; ++x){</text:p>
      <text:p text:style-name="P19"><text:s text:c="8"/>int randIndex = rand() % 2;</text:p>
      <text:p text:style-name="P19"><text:s text:c="8"/>hAndTList.push_back(possibleValues[randIndex]);</text:p>
      <text:p text:style-name="P19"><text:s text:c="4"/>}</text:p>
      <text:p text:style-name="P19"><text:s text:c="4"/>return hAndTList;</text:p>
      <text:p text:style-name="P19">}</text:p>
      <text:p text:style-name="P19"/>
      <text:p text:style-name="P19">int GetNumberOfMatches(std::vector&lt;char&gt; list, char valueToFind){</text:p>
      <text:p text:style-name="P19"><text:s text:c="4"/>int numOfMatches = 0;</text:p>
      <text:p text:style-name="P19"><text:s text:c="4"/>for(char c: list){</text:p>
      <text:p text:style-name="P19"><text:s text:c="8"/>if(c == valueToFind){</text:p>
      <text:p text:style-name="P19"><text:s text:c="12"/>numOfMatches++;</text:p>
      <text:p text:style-name="P19"><text:s text:c="8"/>}</text:p>
      <text:p text:style-name="P19"><text:s text:c="4"/>}</text:p>
      <text:p text:style-name="P19"><text:s text:c="4"/>return numOfMatches;</text:p>
      <text:p text:style-name="P19"/>
      <text:p text:style-name="P19">}</text:p>
      <text:p text:style-name="P19">int main(){</text:p>
      <text:p text:style-name="P19"><text:s text:c="4"/>std::vector&lt;char&gt; possibleValues{'H','T'};</text:p>
      <text:p text:style-name="P19"><text:s text:c="4"/>std::vector&lt;char&gt; hAndTList = GetHAndTList(possibleValues, 100);</text:p>
      <text:p text:style-name="P19"><text:s text:c="4"/>std::cout&lt;&lt;"Number of heads: "&lt;&lt; GetNumberOfMatches(hAndTList, 'H')&lt;&lt;"\n";</text:p>
      <text:p text:style-name="P19"><text:s text:c="4"/>std::cout&lt;&lt;"Number of Tails: "&lt;&lt; GetNumberOfMatches(hAndTList, 'T')&lt;&lt;"\n";</text:p>
      <text:p text:style-name="P19"><text:s text:c="4"/>return 0;</text:p>
      <text:p text:style-name="P19">}</text:p>
      <text:p text:style-name="P19"/>
      <text:p text:style-name="P20">----------------------------------------------------------------------------------------------</text:p>
      <text:p text:style-name="P20"/>
      <text:p text:style-name="P20"/>
      <text:p text:style-name="P20"/>
      <text:p text:style-name="P20"/>
      <text:p text:style-name="P20"><text:soft-page-break/>#include&lt;cstdlib&gt;</text:p>
      <text:p text:style-name="P20">#include&lt;iostream&gt;</text:p>
      <text:p text:style-name="P20">#include&lt;string&gt;</text:p>
      <text:p text:style-name="P20">#include&lt;vector&gt;</text:p>
      <text:p text:style-name="P20">#include&lt;ctime&gt;</text:p>
      <text:p text:style-name="P20">#include&lt;numeric&gt;</text:p>
      <text:p text:style-name="P20">#include&lt;cmath&gt;</text:p>
      <text:p text:style-name="P20">#include&lt;sstream&gt;</text:p>
      <text:p text:style-name="P20">#include&lt;iterator&gt;</text:p>
      <text:p text:style-name="P20"/>
      <text:p text:style-name="P20">#define PI 3.14159</text:p>
      <text:p text:style-name="P20">#define AREA_CIRCLE(radius) (PI * (std::pow(radius,2)))</text:p>
      <text:p text:style-name="P20"/>
      <text:p text:style-name="P20">int main(){</text:p>
      <text:p text:style-name="P20"><text:s text:c="4"/>std::cout&lt;&lt;"Circle Area: "&lt;&lt; AREA_CIRCLE(10)&lt;&lt;"\n";</text:p>
      <text:p text:style-name="P20"><text:s text:c="4"/>return 0;</text:p>
      <text:p text:style-name="P20">}</text:p>
      <text:p text:style-name="P20"/>
      <text:p text:style-name="P21">----------------------------------------------------------------------------------------------</text:p>
      <text:p text:style-name="P20"/>
      <text:p text:style-name="P20"/>
      <text:p text:style-name="P20">#include&lt;cstdlib&gt;</text:p>
      <text:p text:style-name="P20">#include&lt;iostream&gt;</text:p>
      <text:p text:style-name="P20">#include&lt;string&gt;</text:p>
      <text:p text:style-name="P20">#include&lt;vector&gt;</text:p>
      <text:p text:style-name="P20">#include&lt;ctime&gt;</text:p>
      <text:p text:style-name="P20">#include&lt;numeric&gt;</text:p>
      <text:p text:style-name="P20">#include&lt;cmath&gt;</text:p>
      <text:p text:style-name="P20">#include&lt;sstream&gt;</text:p>
      <text:p text:style-name="P20">#include&lt;iterator&gt;</text:p>
      <text:p text:style-name="P20"/>
      <text:p text:style-name="P20"/>
      <text:p text:style-name="P20">template&lt;typename T&gt;</text:p>
      <text:p text:style-name="P20">void Times3(T val){</text:p>
      <text:p text:style-name="P20"><text:s text:c="4"/>std::cout&lt;&lt;val&lt;&lt;" * 3 ="&lt;&lt; val * 3&lt;&lt;"\n";</text:p>
      <text:p text:style-name="P20">}</text:p>
      <text:p text:style-name="P20">int main(){</text:p>
      <text:p text:style-name="P20"><text:s text:c="4"/>Times3(10);</text:p>
      <text:p text:style-name="P20"><text:s text:c="4"/>Times3(12.4);</text:p>
      <text:p text:style-name="P20"><text:s text:c="4"/>return 0;</text:p>
      <text:p text:style-name="P20">}</text:p>
      <text:p text:style-name="P20"/>
      <text:p text:style-name="P21">----------------------------------------------------------------------------------------------</text:p>
      <text:p text:style-name="P21"/>
      <text:p text:style-name="P21"/>
      <text:p text:style-name="P21">#include&lt;cstdlib&gt;</text:p>
      <text:p text:style-name="P21">#include&lt;iostream&gt;</text:p>
      <text:p text:style-name="P21">#include&lt;string&gt;</text:p>
      <text:p text:style-name="P21">#include&lt;vector&gt;</text:p>
      <text:p text:style-name="P21"><text:soft-page-break/>#include&lt;ctime&gt;</text:p>
      <text:p text:style-name="P21">#include&lt;numeric&gt;</text:p>
      <text:p text:style-name="P21">#include&lt;cmath&gt;</text:p>
      <text:p text:style-name="P21">#include&lt;sstream&gt;</text:p>
      <text:p text:style-name="P21">#include&lt;iterator&gt;</text:p>
      <text:p text:style-name="P21"/>
      <text:p text:style-name="P21"/>
      <text:p text:style-name="P21">template&lt;typename T&gt;</text:p>
      <text:p text:style-name="P21">T Add(T val, T val2){</text:p>
      <text:p text:style-name="P21"><text:s text:c="4"/>return val + val2;</text:p>
      <text:p text:style-name="P21">}</text:p>
      <text:p text:style-name="P21">template&lt;typename T&gt;</text:p>
      <text:p text:style-name="P21">T Max(T val, T val2){</text:p>
      <text:p text:style-name="P21"><text:s text:c="4"/>return(val &lt; val2) ? val2 : val;</text:p>
      <text:p text:style-name="P21">}</text:p>
      <text:p text:style-name="P21">int main(){</text:p>
      <text:p text:style-name="P21"><text:s text:c="4"/>std::cout &lt;&lt; "5 + 4 = "&lt;&lt; Add(10,6)&lt;&lt;"\n";</text:p>
      <text:p text:style-name="P21"><text:s text:c="4"/>std::cout &lt;&lt; "15.2 + 15.8 = "&lt;&lt; Add(15.2,15.8)&lt;&lt;"\n";</text:p>
      <text:p text:style-name="P21"><text:s text:c="4"/>std::cout &lt;&lt; "A &lt; B? = "&lt;&lt; Max('A','B')&lt;&lt;"\n";</text:p>
      <text:p text:style-name="P21"><text:s text:c="4"/>std::cout &lt;&lt; "Dog &lt; Cat? = "&lt;&lt; Max("Dog","Cat")&lt;&lt;"\n";</text:p>
      <text:p text:style-name="P21"><text:s text:c="4"/>return 0;</text:p>
      <text:p text:style-name="P21">}</text:p>
      <text:p text:style-name="P21"/>
      <text:p text:style-name="P21"/>
      <text:p text:style-name="P22">----------------------------------------------------------------------------------------------</text:p>
      <text:p text:style-name="P21"/>
      <text:p text:style-name="P21">#include&lt;cstdlib&gt;</text:p>
      <text:p text:style-name="P21">#include&lt;iostream&gt;</text:p>
      <text:p text:style-name="P21">#include&lt;string&gt;</text:p>
      <text:p text:style-name="P21">#include&lt;vector&gt;</text:p>
      <text:p text:style-name="P21">#include&lt;ctime&gt;</text:p>
      <text:p text:style-name="P21">#include&lt;numeric&gt;</text:p>
      <text:p text:style-name="P21">#include&lt;cmath&gt;</text:p>
      <text:p text:style-name="P21">#include&lt;sstream&gt;</text:p>
      <text:p text:style-name="P21">#include&lt;iterator&gt;</text:p>
      <text:p text:style-name="P21"/>
      <text:p text:style-name="P21">template&lt;typename T, typename U&gt;</text:p>
      <text:p text:style-name="P21">class Person{</text:p>
      <text:p text:style-name="P21"><text:s text:c="4"/>public:</text:p>
      <text:p text:style-name="P21"><text:s text:c="8"/>T height;</text:p>
      <text:p text:style-name="P21"><text:s text:c="8"/>U weidht;</text:p>
      <text:p text:style-name="P21"><text:s text:c="8"/>static int numOfPeople;</text:p>
      <text:p text:style-name="P21"><text:s text:c="8"/>Person(T h, U w){</text:p>
      <text:p text:style-name="P21"><text:s text:c="12"/>height = h, weidht = w;</text:p>
      <text:p text:style-name="P21"><text:s text:c="12"/>numOfPeople++;</text:p>
      <text:p text:style-name="P21"><text:s text:c="8"/>}</text:p>
      <text:p text:style-name="P21"><text:s text:c="8"/>void GetData(){</text:p>
      <text:p text:style-name="P21"><text:s text:c="12"/>std::cout&lt;&lt; "Height: "&lt;&lt; height &lt;&lt; " and weight "&lt;&lt;weidht&lt;&lt;"\n";</text:p>
      <text:p text:style-name="P21"><text:s text:c="8"/>}</text:p>
      <text:p text:style-name="P21"><text:soft-page-break/>};</text:p>
      <text:p text:style-name="P21">template&lt;typename T, typename U&gt; int Person&lt;T,U&gt;::numOfPeople;</text:p>
      <text:p text:style-name="P21"/>
      <text:p text:style-name="P21">int main(){</text:p>
      <text:p text:style-name="P21"><text:s text:c="4"/>Person&lt;double,int&gt; nicolas(1.70, 90);</text:p>
      <text:p text:style-name="P21"><text:s text:c="4"/>nicolas.GetData();</text:p>
      <text:p text:style-name="P21"><text:s text:c="4"/>std::cout&lt;&lt;"Number of people: "&lt;&lt; nicolas.numOfPeople&lt;&lt;"\n";</text:p>
      <text:p text:style-name="P21"><text:s text:c="4"/>return 0;</text:p>
      <text:p text:style-name="P21">}</text:p>
      <text:p text:style-name="P21"/>
      <text:p text:style-name="P22">----------------------------------------------------------------------------------------------</text:p>
      <text:p text:style-name="P21">#include&lt;cstdlib&gt;</text:p>
      <text:p text:style-name="P21">#include&lt;iostream&gt;</text:p>
      <text:p text:style-name="P21">#include&lt;string&gt;</text:p>
      <text:p text:style-name="P21">#include&lt;vector&gt;</text:p>
      <text:p text:style-name="P21">#include&lt;ctime&gt;</text:p>
      <text:p text:style-name="P21">#include&lt;numeric&gt;</text:p>
      <text:p text:style-name="P21">#include&lt;cmath&gt;</text:p>
      <text:p text:style-name="P21">#include&lt;sstream&gt;</text:p>
      <text:p text:style-name="P21">#include&lt;iterator&gt;</text:p>
      <text:p text:style-name="P21"/>
      <text:p text:style-name="P21">int main(){</text:p>
      <text:p text:style-name="P21"><text:s text:c="4"/>std::vector&lt;int&gt; nums2 = {1,2,3,4};</text:p>
      <text:p text:style-name="P21"><text:s text:c="4"/>std::vector&lt;int&gt;:: iterator itr;</text:p>
      <text:p text:style-name="P21"><text:s text:c="4"/>for(itr = nums2.begin(); itr &lt; nums2.end(); itr++){</text:p>
      <text:p text:style-name="P21"><text:s text:c="8"/>std::cout&lt;&lt; *itr&lt;&lt;"\n";</text:p>
      <text:p text:style-name="P21"><text:s text:c="4"/>}</text:p>
      <text:p text:style-name="P21"><text:s text:c="4"/>std::vector&lt;int&gt;::iterator itr2 = nums2.begin();</text:p>
      <text:p text:style-name="P21"><text:s text:c="4"/>advance(itr2,2);</text:p>
      <text:p text:style-name="P21"><text:s text:c="4"/>std::cout&lt;&lt;*itr2&lt;&lt;"\n";</text:p>
      <text:p text:style-name="P21"/>
      <text:p text:style-name="P21"><text:s text:c="4"/>auto itr3 = next(itr2,1);</text:p>
      <text:p text:style-name="P21"><text:s text:c="4"/>std::cout&lt;&lt;*itr3&lt;&lt;"\n";</text:p>
      <text:p text:style-name="P21"/>
      <text:p text:style-name="P21"><text:s text:c="4"/>auto itr4 = prev(itr2,1);</text:p>
      <text:p text:style-name="P21"><text:s text:c="4"/>std::cout&lt;&lt;*itr4&lt;&lt;"\n";</text:p>
      <text:p text:style-name="P21"/>
      <text:p text:style-name="P21"><text:s text:c="4"/>std::vector&lt;int&gt; nums3 = {1,4,5,6};</text:p>
      <text:p text:style-name="P21"><text:s text:c="4"/>std::vector&lt;int&gt; nums4 = {2,3};</text:p>
      <text:p text:style-name="P21"><text:s text:c="4"/>auto itr5 = nums3.begin();</text:p>
      <text:p text:style-name="P21"><text:s text:c="4"/>advance(itr5,1);</text:p>
      <text:p text:style-name="P21"><text:s text:c="4"/>copy(nums4.begin(), nums4.end(), inserter(nums3, itr5));</text:p>
      <text:p text:style-name="P21"><text:s text:c="4"/>for(int &amp;i : nums3)</text:p>
      <text:p text:style-name="P21"><text:s text:c="8"/>std::cout&lt;&lt;i&lt;&lt;"\n";</text:p>
      <text:p text:style-name="P21"><text:s text:c="4"/>return 0;</text:p>
      <text:p text:style-name="P21">}</text:p>
      <text:p text:style-name="P23">----------------------------------------------------------------------------------------------</text:p>
      <text:p text:style-name="P23"/>
      <text:p text:style-name="P23"/>
      <text:p text:style-name="P24"><text:soft-page-break/>----------------------------------------------------------------------------------------------</text:p>
      <text:p text:style-name="P23">#include&lt;cstdlib&gt;</text:p>
      <text:p text:style-name="P23">#include&lt;iostream&gt;</text:p>
      <text:p text:style-name="P23">#include&lt;string&gt;</text:p>
      <text:p text:style-name="P23">#include&lt;vector&gt;</text:p>
      <text:p text:style-name="P23">#include&lt;ctime&gt;</text:p>
      <text:p text:style-name="P23">#include&lt;numeric&gt;</text:p>
      <text:p text:style-name="P23">#include&lt;cmath&gt;</text:p>
      <text:p text:style-name="P23">#include&lt;sstream&gt;</text:p>
      <text:p text:style-name="P23">#include&lt;iterator&gt;</text:p>
      <text:p text:style-name="P23">#include&lt;memory&gt;</text:p>
      <text:p text:style-name="P23">#include&lt;stdio.h&gt;</text:p>
      <text:p text:style-name="P23"/>
      <text:p text:style-name="P23"/>
      <text:p text:style-name="P23">int main(){</text:p>
      <text:p text:style-name="P23"><text:s text:c="4"/>int amtToStore;</text:p>
      <text:p text:style-name="P23"><text:s text:c="4"/>std::cout&lt;&lt;"How many numbers do you want to store: ";</text:p>
      <text:p text:style-name="P23"><text:s text:c="4"/>std::cin&gt;&gt; amtToStore;</text:p>
      <text:p text:style-name="P23"><text:s text:c="4"/>int * pNums;</text:p>
      <text:p text:style-name="P23"><text:s text:c="4"/>pNums = (int *) malloc(amtToStore * sizeof(int));</text:p>
      <text:p text:style-name="P23"><text:s text:c="4"/>if(pNums != NULL){</text:p>
      <text:p text:style-name="P23"><text:s text:c="8"/>int i = 0;</text:p>
      <text:p text:style-name="P23"><text:s text:c="8"/>while(i &lt; amtToStore){</text:p>
      <text:p text:style-name="P23"><text:s text:c="12"/>std::cout&lt;&lt; "Enter a Number: ";</text:p>
      <text:p text:style-name="P23"><text:s text:c="12"/>std::cin&gt;&gt; pNums[i];</text:p>
      <text:p text:style-name="P23"><text:s text:c="12"/>i++;</text:p>
      <text:p text:style-name="P23"><text:s text:c="8"/>}</text:p>
      <text:p text:style-name="P23"><text:s text:c="4"/>}</text:p>
      <text:p text:style-name="P23"><text:s text:c="4"/>std::cout&lt;&lt; "You entered these numbers\n";</text:p>
      <text:p text:style-name="P23"><text:s text:c="4"/>for(int i = 0; i &lt; amtToStore; i++){</text:p>
      <text:p text:style-name="P23"><text:s text:c="8"/>std::cout&lt;&lt;pNums[i]&lt;&lt;"\n";</text:p>
      <text:p text:style-name="P23"><text:s text:c="4"/>}</text:p>
      <text:p text:style-name="P23"><text:s text:c="4"/>delete pNums;</text:p>
      <text:p text:style-name="P23"><text:s text:c="4"/>return 0;</text:p>
      <text:p text:style-name="P23">}</text:p>
      <text:p text:style-name="P24">----------------------------------------------------------------------------------------------</text:p>
      <text:p text:style-name="P24">#include&lt;cstdlib&gt;</text:p>
      <text:p text:style-name="P24">#include&lt;iostream&gt;</text:p>
      <text:p text:style-name="P24">#include&lt;string&gt;</text:p>
      <text:p text:style-name="P24">#include&lt;vector&gt;</text:p>
      <text:p text:style-name="P24">#include&lt;ctime&gt;</text:p>
      <text:p text:style-name="P24">#include&lt;numeric&gt;</text:p>
      <text:p text:style-name="P24">#include&lt;cmath&gt;</text:p>
      <text:p text:style-name="P24">#include&lt;sstream&gt;</text:p>
      <text:p text:style-name="P24">#include&lt;iterator&gt;</text:p>
      <text:p text:style-name="P24">#include&lt;memory&gt;</text:p>
      <text:p text:style-name="P24">#include&lt;stdio.h&gt;</text:p>
      <text:p text:style-name="P24"/>
      <text:p text:style-name="P24">class Pizza{</text:p>
      <text:p text:style-name="P24"><text:soft-page-break/>public:</text:p>
      <text:p text:style-name="P24"><text:s text:c="4"/>virtual void MakePizza() = 0;</text:p>
      <text:p text:style-name="P24">};</text:p>
      <text:p text:style-name="P24">class NYStyleCrust{</text:p>
      <text:p text:style-name="P24">public:</text:p>
      <text:p text:style-name="P24"><text:s text:c="4"/>std::string AddIngredient(){</text:p>
      <text:p text:style-name="P24"><text:s text:c="8"/>return "Crust so thin you can see through it\n\n";</text:p>
      <text:p text:style-name="P24"><text:s text:c="4"/>}</text:p>
      <text:p text:style-name="P24">};</text:p>
      <text:p text:style-name="P24">class DeepDishCrush{</text:p>
      <text:p text:style-name="P24">public:</text:p>
      <text:p text:style-name="P24"><text:s text:c="4"/>std::string AddIngredient(){</text:p>
      <text:p text:style-name="P24"><text:s text:c="8"/>return "\nSuper Awesome Chicago Deep dish\n";</text:p>
      <text:p text:style-name="P24"><text:s text:c="4"/>}</text:p>
      <text:p text:style-name="P24">};</text:p>
      <text:p text:style-name="P24">template &lt; typename T&gt;</text:p>
      <text:p text:style-name="P24">class LotsOfMeat: public T{</text:p>
      <text:p text:style-name="P24">public:</text:p>
      <text:p text:style-name="P24"><text:s text:c="4"/>std::string AddIngredient(){</text:p>
      <text:p text:style-name="P24"><text:s text:c="8"/>return "\nlots of random meat, " + T::AddIngredient();</text:p>
      <text:p text:style-name="P24"><text:s text:c="4"/>}</text:p>
      <text:p text:style-name="P24">};</text:p>
      <text:p text:style-name="P24"/>
      <text:p text:style-name="P24">template &lt; typename T&gt;</text:p>
      <text:p text:style-name="P24">class Vegan: public T{</text:p>
      <text:p text:style-name="P24">public:</text:p>
      <text:p text:style-name="P24"><text:s text:c="4"/>std::string AddIngredient(){</text:p>
      <text:p text:style-name="P24"><text:s text:c="8"/>return "\nVegan Cheese, Veggies, " + T::AddIngredient();</text:p>
      <text:p text:style-name="P24"><text:s text:c="4"/>}</text:p>
      <text:p text:style-name="P24">};</text:p>
      <text:p text:style-name="P24">template &lt;typename T&gt;</text:p>
      <text:p text:style-name="P24">class MeatNYStyle: public T, public Pizza{</text:p>
      <text:p text:style-name="P24">public:</text:p>
      <text:p text:style-name="P24"><text:s text:c="4"/>void MakePizza(){</text:p>
      <text:p text:style-name="P24"><text:s text:c="8"/>std::cout&lt;&lt;"\nMeat NY Style Pizza: "&lt;&lt; T::AddIngredient();</text:p>
      <text:p text:style-name="P24"><text:s text:c="4"/>}</text:p>
      <text:p text:style-name="P24">};</text:p>
      <text:p text:style-name="P24"/>
      <text:p text:style-name="P24">template &lt;typename T&gt;</text:p>
      <text:p text:style-name="P24">class VeganDeepDish: public T, public Pizza{</text:p>
      <text:p text:style-name="P24">public:</text:p>
      <text:p text:style-name="P24"><text:s text:c="4"/>void MakePizza(){</text:p>
      <text:p text:style-name="P24"><text:s text:c="8"/>std::cout&lt;&lt;"\nVegan Deep Dish: \n"&lt;&lt; T::AddIngredient();</text:p>
      <text:p text:style-name="P24"><text:s text:c="4"/>}</text:p>
      <text:p text:style-name="P24">};</text:p>
      <text:p text:style-name="P24"/>
      <text:p text:style-name="P24">int main(){</text:p>
      <text:p text:style-name="P24"><text:s text:c="4"/>std::vector&lt;std::unique_ptr&lt;Pizza&gt;&gt;pizzaOrders;</text:p>
      <text:p text:style-name="P24"><text:s text:c="4"/>pizzaOrders.emplace_back(new MeatNYStyle&lt;LotsOfMeat&lt;NYStyleCrust&gt;&gt;());</text:p>
      <text:p text:style-name="P24"><text:soft-page-break/><text:s text:c="4"/>pizzaOrders.emplace_back(new VeganDeepDish&lt;Vegan&lt;DeepDishCrush&gt;&gt;());</text:p>
      <text:p text:style-name="P24"><text:s text:c="4"/>for(auto &amp;pizza: pizzaOrders){</text:p>
      <text:p text:style-name="P24"><text:s text:c="8"/>pizza -&gt; MakePizza();</text:p>
      <text:p text:style-name="P24"><text:s text:c="4"/>}</text:p>
      <text:p text:style-name="P24"/>
      <text:p text:style-name="P24"><text:s text:c="4"/>return 0;</text:p>
      <text:p text:style-name="P24">}</text:p>
      <text:p text:style-name="P24"/>
      <text:p text:style-name="P25">----------------------------------------------------------------------------------------------</text:p>
      <text:p text:style-name="P24"/>
      <text:p text:style-name="P24">#include&lt;cstdlib&gt;</text:p>
      <text:p text:style-name="P24">#include&lt;iostream&gt;</text:p>
      <text:p text:style-name="P24">#include&lt;string&gt;</text:p>
      <text:p text:style-name="P24">#include&lt;vector&gt;</text:p>
      <text:p text:style-name="P24">#include&lt;ctime&gt;</text:p>
      <text:p text:style-name="P24">#include&lt;numeric&gt;</text:p>
      <text:p text:style-name="P24">#include&lt;cmath&gt;</text:p>
      <text:p text:style-name="P24">#include&lt;sstream&gt;</text:p>
      <text:p text:style-name="P24">#include&lt;thread&gt;</text:p>
      <text:p text:style-name="P24">#include&lt;chrono&gt;</text:p>
      <text:p text:style-name="P24">#include&lt;ctime&gt;</text:p>
      <text:p text:style-name="P24">#include&lt;mutex&gt;</text:p>
      <text:p text:style-name="P24"/>
      <text:p text:style-name="P24">int GetRandom(int max){</text:p>
      <text:p text:style-name="P24"><text:s text:c="4"/>srand(time(NULL));</text:p>
      <text:p text:style-name="P24"><text:s text:c="4"/>return rand()%max;</text:p>
      <text:p text:style-name="P24">}</text:p>
      <text:p text:style-name="P24"/>
      <text:p text:style-name="P24">void ExecuteThread(int id){</text:p>
      <text:p text:style-name="P24"><text:s text:c="4"/>auto nowTime = std::chrono::system_clock::now();</text:p>
      <text:p text:style-name="P24"><text:s text:c="4"/>std::time_t sleepTime = std::chrono::system_clock::to_time_t(nowTime);</text:p>
      <text:p text:style-name="P24"><text:s text:c="4"/>tm myLocalTime = *localtime(&amp;sleepTime);</text:p>
      <text:p text:style-name="P24"/>
      <text:p text:style-name="P24"><text:s text:c="4"/>std::cout&lt;&lt;"Thread "&lt;&lt; id &lt;&lt; "Sleep: "&lt;&lt; std::ctime(&amp;sleepTime)&lt;&lt;"\n";</text:p>
      <text:p text:style-name="P24"/>
      <text:p text:style-name="P24"><text:s text:c="4"/>std::cout&lt;&lt; "Month: "&lt;&lt; myLocalTime.tm_mon&lt;&lt; "\n";</text:p>
      <text:p text:style-name="P24"><text:s text:c="4"/>std::cout&lt;&lt; "Day: "&lt;&lt; myLocalTime.tm_mday&lt;&lt; "\n";</text:p>
      <text:p text:style-name="P24"><text:s text:c="4"/>std::cout&lt;&lt; "Year: "&lt;&lt; myLocalTime.tm_year&lt;&lt; "\n";</text:p>
      <text:p text:style-name="P24"><text:s text:c="4"/>std::cout&lt;&lt; "Hours: "&lt;&lt; myLocalTime.tm_hour&lt;&lt; "\n";</text:p>
      <text:p text:style-name="P24"><text:s text:c="4"/>std::cout&lt;&lt; "Minutes: "&lt;&lt; myLocalTime.tm_min&lt;&lt; "\n";</text:p>
      <text:p text:style-name="P24"><text:s text:c="4"/>std::cout&lt;&lt; "Seconds: "&lt;&lt; myLocalTime.tm_sec&lt;&lt; "\n";</text:p>
      <text:p text:style-name="P24"/>
      <text:p text:style-name="P24"><text:s text:c="4"/>std::this_thread::sleep_for(std::chrono::seconds(GetRandom(3)));</text:p>
      <text:p text:style-name="P24"><text:s text:c="4"/>nowTime = std::chrono::system_clock::now();</text:p>
      <text:p text:style-name="P24"><text:s text:c="4"/>sleepTime = std::chrono::system_clock::to_time_t(nowTime);</text:p>
      <text:p text:style-name="P24"><text:s text:c="4"/>std::cout&lt;&lt;"Thread "&lt;&lt; id &lt;&lt; "Awake Time: "&lt;&lt; std::ctime(&amp;sleepTime)&lt;&lt;"\n";</text:p>
      <text:p text:style-name="P24">}</text:p>
      <text:p text:style-name="P24"/>
      <text:p text:style-name="P24">int main(){</text:p>
      <text:p text:style-name="P24"><text:soft-page-break/><text:s text:c="4"/>std::thread th1(ExecuteThread,1);</text:p>
      <text:p text:style-name="P24"><text:s text:c="4"/>th1.join();</text:p>
      <text:p text:style-name="P24"><text:s text:c="4"/>std::thread th2(ExecuteThread,1);</text:p>
      <text:p text:style-name="P24"><text:s text:c="4"/>th2.join();</text:p>
      <text:p text:style-name="P24"><text:s text:c="4"/>return 0;</text:p>
      <text:p text:style-name="P24">}</text:p>
      <text:p text:style-name="P24"/>
      <text:p text:style-name="P26">----------------------------------------------------------------------------------------------</text:p>
      <text:p text:style-name="P26"/>
      <text:p text:style-name="P26">#include&lt;cstdlib&gt;</text:p>
      <text:p text:style-name="P26">#include&lt;iostream&gt;</text:p>
      <text:p text:style-name="P26">#include&lt;string&gt;</text:p>
      <text:p text:style-name="P26">#include&lt;vector&gt;</text:p>
      <text:p text:style-name="P26">#include&lt;ctime&gt;</text:p>
      <text:p text:style-name="P26">#include&lt;numeric&gt;</text:p>
      <text:p text:style-name="P26">#include&lt;cmath&gt;</text:p>
      <text:p text:style-name="P26">#include&lt;sstream&gt;</text:p>
      <text:p text:style-name="P26">#include&lt;thread&gt;</text:p>
      <text:p text:style-name="P26">#include&lt;chrono&gt;</text:p>
      <text:p text:style-name="P26">#include&lt;ctime&gt;</text:p>
      <text:p text:style-name="P26">#include&lt;mutex&gt;</text:p>
      <text:p text:style-name="P26"/>
      <text:p text:style-name="P26">int GetRandom(int max){</text:p>
      <text:p text:style-name="P26"><text:s text:c="4"/>srand(time(NULL));</text:p>
      <text:p text:style-name="P26"><text:s text:c="4"/>return rand()%max;</text:p>
      <text:p text:style-name="P26">}</text:p>
      <text:p text:style-name="P26">std::string GetTime(){</text:p>
      <text:p text:style-name="P26"><text:s text:c="4"/>auto nowTime = std::chrono::system_clock::now();</text:p>
      <text:p text:style-name="P26"><text:s text:c="4"/>std::time_t sleepTime = std::chrono::system_clock::to_time_t(nowTime);</text:p>
      <text:p text:style-name="P26"><text:s text:c="4"/>return std::ctime(&amp;sleepTime);</text:p>
      <text:p text:style-name="P26">}</text:p>
      <text:p text:style-name="P26">double acctBalance = 180;</text:p>
      <text:p text:style-name="P26">std::mutex acctLock;</text:p>
      <text:p text:style-name="P26">void GetMoney(int id, double withdrawal){</text:p>
      <text:p text:style-name="P26"><text:s text:c="4"/>std::lock_guard&lt;std::mutex&gt; lock(acctLock);</text:p>
      <text:p text:style-name="P26"><text:s text:c="4"/>std::this_thread::sleep_for(std::chrono::seconds(3));</text:p>
      <text:p text:style-name="P26"><text:s text:c="4"/>std::cout&lt;&lt;id&lt;&lt; " Tries to withdrawal $"&lt;&lt; withdrawal&lt;&lt; "on" &lt;&lt;GetTime()&lt;&lt;"\n";</text:p>
      <text:p text:style-name="P26"><text:s text:c="4"/>if((acctBalance - withdrawal) &gt;= 0){</text:p>
      <text:p text:style-name="P26"><text:s text:c="8"/>acctBalance -=withdrawal;</text:p>
      <text:p text:style-name="P26"><text:s text:c="8"/>std::cout&lt;&lt; " New account balance is $: "&lt;&lt; acctBalance&lt;&lt;"\n";</text:p>
      <text:p text:style-name="P26"><text:s text:c="4"/>} else{</text:p>
      <text:p text:style-name="P26"><text:s text:c="8"/>std::cout&lt;&lt;" not enough money in account\n";</text:p>
      <text:p text:style-name="P26"><text:s text:c="8"/>std::cout&lt;&lt;" current balance is $ "&lt;&lt; acctBalance&lt;&lt;"\n";</text:p>
      <text:p text:style-name="P26"><text:s text:c="4"/>}</text:p>
      <text:p text:style-name="P26">}</text:p>
      <text:p text:style-name="P26">int main(){</text:p>
      <text:p text:style-name="P26"><text:s text:c="4"/>std::thread threads[10];</text:p>
      <text:p text:style-name="P26"><text:s text:c="4"/>for(int i = 0; i &lt; 10; ++i){</text:p>
      <text:p text:style-name="P26"><text:s text:c="8"/>threads[i] = std::thread(GetMoney,i,25);</text:p>
      <text:p text:style-name="P26"><text:soft-page-break/><text:s text:c="4"/>}</text:p>
      <text:p text:style-name="P26"><text:s text:c="4"/>for(int i = 0; i &lt; 10; ++i){</text:p>
      <text:p text:style-name="P26"><text:s text:c="8"/>threads[i].join();</text:p>
      <text:p text:style-name="P26"><text:s text:c="4"/>}</text:p>
      <text:p text:style-name="P26"><text:s text:c="4"/>return 0;</text:p>
      <text:p text:style-name="P26">}</text:p>
      <text:p text:style-name="P26">----------------------------------------------------------------------------------------------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00:22.883791124</meta:creation-date>
    <dc:date>2018-12-07T16:10:19.135875864</dc:date>
    <meta:editing-duration>PT5H58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33" meta:paragraph-count="1373" meta:word-count="3503" meta:character-count="39239" meta:non-whitespace-character-count="32109"/>
  </office:meta>
</office:document-meta>
</file>